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FRM1200" svg:font-family="SFRM1200" style:font-family-generic="roman" style:font-pitch="variable"/>
    <style:font-face style:name="SFRM12001" svg:font-family="SFRM1200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7.2681in" style:rel-width="100%" fo:margin-left="0.0035in" fo:margin-top="0in" fo:margin-bottom="0in" table:align="left" style:writing-mode="lr-tb"/>
    </style:style>
    <style:style style:name="Tabelle1.A" style:family="table-column">
      <style:table-column-properties style:column-width="2.4229in" style:rel-column-width="21849*"/>
    </style:style>
    <style:style style:name="Tabelle1.C" style:family="table-column">
      <style:table-column-properties style:column-width="1.2111in" style:rel-column-width="10918*"/>
    </style:style>
    <style:style style:name="Tabelle1.D" style:family="table-column">
      <style:table-column-properties style:column-width="1.2104in" style:rel-column-width="10916*"/>
    </style:style>
    <style:style style:name="Tabelle1.1" style:family="table-row">
      <style:table-row-properties style:min-row-height="0.5903in" fo:keep-together="auto"/>
    </style:style>
    <style:style style:name="Tabel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2" style:family="table">
      <style:table-properties style:width="7.2611in" fo:margin-left="0.0035in" fo:margin-top="0in" fo:margin-bottom="0in" table:align="left" style:writing-mode="lr-tb"/>
    </style:style>
    <style:style style:name="Tabelle2.A" style:family="table-column">
      <style:table-column-properties style:column-width="0.7229in"/>
    </style:style>
    <style:style style:name="Tabelle2.B" style:family="table-column">
      <style:table-column-properties style:column-width="0.7278in"/>
    </style:style>
    <style:style style:name="Tabelle2.C" style:family="table-column">
      <style:table-column-properties style:column-width="0.7257in"/>
    </style:style>
    <style:style style:name="Tabelle2.D" style:family="table-column">
      <style:table-column-properties style:column-width="0.7299in"/>
    </style:style>
    <style:style style:name="Tabelle2.E" style:family="table-column">
      <style:table-column-properties style:column-width="0.7306in"/>
    </style:style>
    <style:style style:name="Tabelle2.F" style:family="table-column">
      <style:table-column-properties style:column-width="0.7236in"/>
    </style:style>
    <style:style style:name="Tabelle2.G" style:family="table-column">
      <style:table-column-properties style:column-width="0.7215in"/>
    </style:style>
    <style:style style:name="Tabelle2.H" style:family="table-column">
      <style:table-column-properties style:column-width="0.7194in"/>
    </style:style>
    <style:style style:name="Tabelle2.I" style:family="table-column">
      <style:table-column-properties style:column-width="0.7264in"/>
    </style:style>
    <style:style style:name="Tabelle2.J" style:family="table-column">
      <style:table-column-properties style:column-width="0.7333in"/>
    </style:style>
    <style:style style:name="Tabelle2.1" style:family="table-row">
      <style:table-row-properties style:min-row-height="0.4035in" fo:keep-together="auto"/>
    </style:style>
    <style:style style:name="Tabel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2.2" style:family="table-row">
      <style:table-row-properties style:min-row-height="0.4979in" fo:keep-together="auto"/>
    </style:style>
    <style:style style:name="Tabelle2.A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C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D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E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F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G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H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I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J2" style:family="table-cell">
      <style:table-cell-properties fo:padding-left="0.075in" fo:padding-right="0.075in" fo:padding-top="0in" fo:padding-bottom="0in" fo:border="0.5pt solid #000000" style:writing-mode="lr-tb"/>
    </style:style>
    <style:style style:name="Tabelle3" style:family="table">
      <style:table-properties style:width="7.5in" fo:margin-left="0in" fo:margin-top="0in" fo:margin-bottom="0in" table:align="left" style:writing-mode="lr-tb"/>
    </style:style>
    <style:style style:name="Tabelle3.A" style:family="table-column">
      <style:table-column-properties style:column-width="1.8743in"/>
    </style:style>
    <style:style style:name="Tabelle3.B" style:family="table-column">
      <style:table-column-properties style:column-width="1.8757in"/>
    </style:style>
    <style:style style:name="Tabelle3.1" style:family="table-row">
      <style:table-row-properties style:min-row-height="0.8042in" fo:keep-together="auto"/>
    </style:style>
    <style:style style:name="Tabel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3.2" style:family="table-row">
      <style:table-row-properties style:min-row-height="0.8736in" fo:keep-together="auto"/>
    </style:style>
    <style:style style:name="Tabelle3.3" style:family="table-row">
      <style:table-row-properties fo:keep-together="auto"/>
    </style:style>
    <style:style style:name="Tabelle3.A3" style:family="table-cell">
      <style:table-cell-properties fo:padding-left="0.075in" fo:padding-right="0.075in" fo:padding-top="0in" fo:padding-bottom="0in" fo:border="none" style:writing-mode="lr-tb"/>
    </style:style>
    <style:style style:name="Tabelle8" style:family="table">
      <style:table-properties style:width="7.5in" fo:margin-left="0in" fo:margin-top="0in" fo:margin-bottom="0in" table:align="left" style:writing-mode="lr-tb"/>
    </style:style>
    <style:style style:name="Tabelle8.A" style:family="table-column">
      <style:table-column-properties style:column-width="3.75in"/>
    </style:style>
    <style:style style:name="Tabelle8.1" style:family="table-row">
      <style:table-row-properties style:min-row-height="2.441in" fo:keep-together="auto"/>
    </style:style>
    <style:style style:name="Tabelle8.A1" style:family="table-cell">
      <style:table-cell-properties fo:padding-left="0.075in" fo:padding-right="0.075in" fo:padding-top="0in" fo:padding-bottom="0in" fo:border="none" style:writing-mode="lr-tb"/>
    </style:style>
    <style:style style:name="Tabelle4" style:family="table">
      <style:table-properties style:width="3.5931in" fo:margin-left="0.0035in" fo:margin-top="0in" fo:margin-bottom="0in" table:align="left" style:writing-mode="lr-tb"/>
    </style:style>
    <style:style style:name="Tabelle4.A" style:family="table-column">
      <style:table-column-properties style:column-width="1.1972in"/>
    </style:style>
    <style:style style:name="Tabelle4.B" style:family="table-column">
      <style:table-column-properties style:column-width="1.1979in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4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" style:family="table">
      <style:table-properties style:width="3.5931in" fo:margin-left="0.0035in" fo:margin-top="0in" fo:margin-bottom="0in" table:align="left" style:writing-mode="lr-tb"/>
    </style:style>
    <style:style style:name="Tabelle5.A" style:family="table-column">
      <style:table-column-properties style:column-width="1.1972in"/>
    </style:style>
    <style:style style:name="Tabelle5.B" style:family="table-column">
      <style:table-column-properties style:column-width="1.1979in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5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" style:family="table">
      <style:table-properties style:width="3.5931in" fo:margin-left="0.0035in" fo:margin-top="0in" fo:margin-bottom="0in" table:align="left" style:writing-mode="lr-tb"/>
    </style:style>
    <style:style style:name="Tabelle6.A" style:family="table-column">
      <style:table-column-properties style:column-width="1.1972in"/>
    </style:style>
    <style:style style:name="Tabelle6.B" style:family="table-column">
      <style:table-column-properties style:column-width="1.1979in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6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" style:family="table">
      <style:table-properties style:width="3.5931in" fo:margin-left="0.0035in" fo:margin-top="0in" fo:margin-bottom="0in" table:align="left" style:writing-mode="lr-tb"/>
    </style:style>
    <style:style style:name="Tabelle7.A" style:family="table-column">
      <style:table-column-properties style:column-width="1.1972in"/>
    </style:style>
    <style:style style:name="Tabelle7.B" style:family="table-column">
      <style:table-column-properties style:column-width="1.1979in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7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" style:family="table">
      <style:table-properties style:width="3.5931in" fo:margin-left="0.0035in" fo:margin-top="0in" fo:margin-bottom="0in" table:align="left" style:writing-mode="lr-tb"/>
    </style:style>
    <style:style style:name="Tabelle4.A" style:family="table-column">
      <style:table-column-properties style:column-width="1.1972in"/>
    </style:style>
    <style:style style:name="Tabelle4.B" style:family="table-column">
      <style:table-column-properties style:column-width="1.1979in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4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" style:family="table">
      <style:table-properties style:width="3.5931in" fo:margin-left="0.0035in" fo:margin-top="0in" fo:margin-bottom="0in" table:align="left" style:writing-mode="lr-tb"/>
    </style:style>
    <style:style style:name="Tabelle5.A" style:family="table-column">
      <style:table-column-properties style:column-width="1.1972in"/>
    </style:style>
    <style:style style:name="Tabelle5.B" style:family="table-column">
      <style:table-column-properties style:column-width="1.1979in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5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" style:family="table">
      <style:table-properties style:width="3.5931in" fo:margin-left="0.0035in" fo:margin-top="0in" fo:margin-bottom="0in" table:align="left" style:writing-mode="lr-tb"/>
    </style:style>
    <style:style style:name="Tabelle6.A" style:family="table-column">
      <style:table-column-properties style:column-width="1.1972in"/>
    </style:style>
    <style:style style:name="Tabelle6.B" style:family="table-column">
      <style:table-column-properties style:column-width="1.1979in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6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" style:family="table">
      <style:table-properties style:width="3.5931in" fo:margin-left="0.0035in" fo:margin-top="0in" fo:margin-bottom="0in" table:align="left" style:writing-mode="lr-tb"/>
    </style:style>
    <style:style style:name="Tabelle7.A" style:family="table-column">
      <style:table-column-properties style:column-width="1.1972in"/>
    </style:style>
    <style:style style:name="Tabelle7.B" style:family="table-column">
      <style:table-column-properties style:column-width="1.1979in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7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11" style:family="table">
      <style:table-properties style:width="7.2681in" fo:margin-left="0in" fo:margin-top="0in" fo:margin-bottom="0in" table:align="left" style:writing-mode="lr-tb"/>
    </style:style>
    <style:style style:name="Tabelle11.A" style:family="table-column">
      <style:table-column-properties style:column-width="3.634in"/>
    </style:style>
    <style:style style:name="Tabelle11.1" style:family="table-row">
      <style:table-row-properties fo:keep-together="auto"/>
    </style:style>
    <style:style style:name="Tabelle11.A1" style:family="table-cell">
      <style:table-cell-properties fo:padding-left="0.075in" fo:padding-right="0.075in" fo:padding-top="0in" fo:padding-bottom="0in" fo:border="none" style:writing-mode="lr-tb"/>
    </style:style>
    <style:style style:name="Tabelle9" style:family="table">
      <style:table-properties style:width="3.4771in" fo:margin-left="0.0035in" fo:margin-top="0in" fo:margin-bottom="0in" table:align="left" style:writing-mode="lr-tb"/>
    </style:style>
    <style:style style:name="Tabelle9.A" style:family="table-column">
      <style:table-column-properties style:column-width="1.734in"/>
    </style:style>
    <style:style style:name="Tabelle9.B" style:family="table-column">
      <style:table-column-properties style:column-width="1.7431in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9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9.2" style:family="table-row">
      <style:table-row-properties style:min-row-height="1.1972in" fo:keep-together="auto"/>
    </style:style>
    <style:style style:name="Tabelle10" style:family="table">
      <style:table-properties style:width="3.4771in" fo:margin-left="0.0035in" fo:margin-top="0in" fo:margin-bottom="0in" table:align="left" style:writing-mode="lr-tb"/>
    </style:style>
    <style:style style:name="Tabelle10.A" style:family="table-column">
      <style:table-column-properties style:column-width="1.734in"/>
    </style:style>
    <style:style style:name="Tabelle10.B" style:family="table-column">
      <style:table-column-properties style:column-width="1.7431in"/>
    </style:style>
    <style:style style:name="Tabelle10.1" style:family="table-row">
      <style:table-row-properties fo:keep-together="auto"/>
    </style:style>
    <style:style style:name="Tabel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10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10.2" style:family="table-row">
      <style:table-row-properties style:min-row-height="1.1972in" fo:keep-together="auto"/>
    </style:style>
    <style:style style:name="Tabelle9" style:family="table">
      <style:table-properties style:width="3.4771in" fo:margin-left="0.0035in" fo:margin-top="0in" fo:margin-bottom="0in" table:align="left" style:writing-mode="lr-tb"/>
    </style:style>
    <style:style style:name="Tabelle9.A" style:family="table-column">
      <style:table-column-properties style:column-width="1.734in"/>
    </style:style>
    <style:style style:name="Tabelle9.B" style:family="table-column">
      <style:table-column-properties style:column-width="1.7431in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9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9.2" style:family="table-row">
      <style:table-row-properties style:min-row-height="1.1972in" fo:keep-together="auto"/>
    </style:style>
    <style:style style:name="Tabelle10" style:family="table">
      <style:table-properties style:width="3.4771in" fo:margin-left="0.0035in" fo:margin-top="0in" fo:margin-bottom="0in" table:align="left" style:writing-mode="lr-tb"/>
    </style:style>
    <style:style style:name="Tabelle10.A" style:family="table-column">
      <style:table-column-properties style:column-width="1.734in"/>
    </style:style>
    <style:style style:name="Tabelle10.B" style:family="table-column">
      <style:table-column-properties style:column-width="1.7431in"/>
    </style:style>
    <style:style style:name="Tabelle10.1" style:family="table-row">
      <style:table-row-properties fo:keep-together="auto"/>
    </style:style>
    <style:style style:name="Tabel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10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10.2" style:family="table-row">
      <style:table-row-properties style:min-row-height="1.1972in" fo:keep-together="auto"/>
    </style:style>
    <style:style style:name="Tabelle12" style:family="table">
      <style:table-properties style:width="7.2681in" style:rel-width="100%" fo:margin-left="0.0035in" fo:margin-top="0in" fo:margin-bottom="0in" table:align="left" style:writing-mode="lr-tb"/>
    </style:style>
    <style:style style:name="Tabelle12.A" style:family="table-column">
      <style:table-column-properties style:column-width="7.2681in" style:rel-column-width="65535*"/>
    </style:style>
    <style:style style:name="Tabelle12.1" style:family="table-row">
      <style:table-row-properties fo:keep-together="auto"/>
    </style:style>
    <style:style style:name="Tabel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13" style:family="table">
      <style:table-properties style:width="7.2681in" style:rel-width="100%" fo:margin-left="0.0035in" fo:margin-top="0in" fo:margin-bottom="0in" table:align="left" style:writing-mode="lr-tb"/>
    </style:style>
    <style:style style:name="Tabelle13.A" style:family="table-column">
      <style:table-column-properties style:column-width="0.9514in" style:rel-column-width="8578*"/>
    </style:style>
    <style:style style:name="Tabelle13.B" style:family="table-column">
      <style:table-column-properties style:column-width="0.9646in" style:rel-column-width="8697*"/>
    </style:style>
    <style:style style:name="Tabelle13.C" style:family="table-column">
      <style:table-column-properties style:column-width="0.9535in" style:rel-column-width="8598*"/>
    </style:style>
    <style:style style:name="Tabelle13.E" style:family="table-column">
      <style:table-column-properties style:column-width="3.4451in" style:rel-column-width="31064*"/>
    </style:style>
    <style:style style:name="Tabelle13.1" style:family="table-row">
      <style:table-row-properties style:min-row-height="0.0924in" fo:keep-together="auto"/>
    </style:style>
    <style:style style:name="Tabel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13.E1" style:family="table-cell">
      <style:table-cell-properties fo:padding-left="0.075in" fo:padding-right="0.075in" fo:padding-top="0in" fo:padding-bottom="0in" fo:border="none" style:writing-mode="lr-tb"/>
    </style:style>
    <style:style style:name="Tabelle13.2" style:family="table-row">
      <style:table-row-properties style:min-row-height="0.0917in" fo:keep-together="auto"/>
    </style:style>
    <style:style style:name="Tabelle13.3" style:family="table-row">
      <style:table-row-properties style:min-row-height="6.1396in" fo:keep-together="auto"/>
    </style:style>
    <style:style style:name="Tabelle14" style:family="table">
      <style:table-properties style:width="7.2611in" fo:margin-left="0.0035in" fo:margin-top="0in" fo:margin-bottom="0in" table:align="left" style:writing-mode="lr-tb"/>
    </style:style>
    <style:style style:name="Tabelle14.A" style:family="table-column">
      <style:table-column-properties style:column-width="1.525in"/>
    </style:style>
    <style:style style:name="Tabelle14.B" style:family="table-column">
      <style:table-column-properties style:column-width="5.7361in"/>
    </style:style>
    <style:style style:name="Tabelle14.1" style:family="table-row">
      <style:table-row-properties style:min-row-height="0.7875in" fo:keep-together="auto"/>
    </style:style>
    <style:style style:name="Tabel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15" style:family="table">
      <style:table-properties style:width="7.2611in" fo:margin-left="0.0035in" fo:margin-top="0in" fo:margin-bottom="0in" table:align="left" style:writing-mode="lr-tb"/>
    </style:style>
    <style:style style:name="Tabelle15.A" style:family="table-column">
      <style:table-column-properties style:column-width="1.8146in"/>
    </style:style>
    <style:style style:name="Tabelle15.B" style:family="table-column">
      <style:table-column-properties style:column-width="1.8139in"/>
    </style:style>
    <style:style style:name="Tabelle15.C" style:family="table-column">
      <style:table-column-properties style:column-width="1.8181in"/>
    </style:style>
    <style:style style:name="Tabelle15.1" style:family="table-row">
      <style:table-row-properties style:min-row-height="0.4333in" fo:keep-together="auto"/>
    </style:style>
    <style:style style:name="Tabelle1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16" style:family="table">
      <style:table-properties style:width="7.2611in" fo:margin-left="0.0035in" fo:margin-top="0in" fo:margin-bottom="0in" table:align="left" style:writing-mode="lr-tb"/>
    </style:style>
    <style:style style:name="Tabelle16.A" style:family="table-column">
      <style:table-column-properties style:column-width="1.8146in"/>
    </style:style>
    <style:style style:name="Tabelle16.B" style:family="table-column">
      <style:table-column-properties style:column-width="1.8139in"/>
    </style:style>
    <style:style style:name="Tabelle16.C" style:family="table-column">
      <style:table-column-properties style:column-width="1.8181in"/>
    </style:style>
    <style:style style:name="Tabelle16.1" style:family="table-row">
      <style:table-row-properties style:min-row-height="0.4333in" fo:keep-together="auto"/>
    </style:style>
    <style:style style:name="Tabelle1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17" style:family="table">
      <style:table-properties style:width="7.2611in" fo:margin-left="0.0035in" fo:margin-top="0in" fo:margin-bottom="0in" table:align="left" style:writing-mode="lr-tb"/>
    </style:style>
    <style:style style:name="Tabelle17.A" style:family="table-column">
      <style:table-column-properties style:column-width="1.8146in"/>
    </style:style>
    <style:style style:name="Tabelle17.B" style:family="table-column">
      <style:table-column-properties style:column-width="1.8139in"/>
    </style:style>
    <style:style style:name="Tabelle17.C" style:family="table-column">
      <style:table-column-properties style:column-width="1.8181in"/>
    </style:style>
    <style:style style:name="Tabelle17.1" style:family="table-row">
      <style:table-row-properties style:min-row-height="0.4333in" fo:keep-together="auto"/>
    </style:style>
    <style:style style:name="Tabelle17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22" style:family="table">
      <style:table-properties style:width="7.2681in" fo:margin-left="0in" fo:margin-top="0in" fo:margin-bottom="0in" table:align="left" style:writing-mode="lr-tb"/>
    </style:style>
    <style:style style:name="Tabelle22.A" style:family="table-column">
      <style:table-column-properties style:column-width="3.5986in"/>
    </style:style>
    <style:style style:name="Tabelle22.B" style:family="table-column">
      <style:table-column-properties style:column-width="3.6694in"/>
    </style:style>
    <style:style style:name="Tabelle22.1" style:family="table-row">
      <style:table-row-properties fo:keep-together="auto"/>
    </style:style>
    <style:style style:name="Tabelle22.A1" style:family="table-cell">
      <style:table-cell-properties fo:padding-left="0.075in" fo:padding-right="0.075in" fo:padding-top="0in" fo:padding-bottom="0in" fo:border="none" style:writing-mode="lr-tb"/>
    </style:style>
    <style:style style:name="Tabelle18" style:family="table">
      <style:table-properties style:width="3.4139in" style:rel-width="99%" fo:margin-left="0in" fo:margin-top="0in" fo:margin-bottom="0in" table:align="left" style:writing-mode="lr-tb"/>
    </style:style>
    <style:style style:name="Tabelle18.A" style:family="table-column">
      <style:table-column-properties style:column-width="2.0917in" style:rel-column-width="40146*"/>
    </style:style>
    <style:style style:name="Tabelle18.B" style:family="table-column">
      <style:table-column-properties style:column-width="1.3222in" style:rel-column-width="25388*"/>
    </style:style>
    <style:style style:name="Tabelle18.1" style:family="table-row">
      <style:table-row-properties style:min-row-height="0.0139in" fo:keep-together="auto"/>
    </style:style>
    <style:style style:name="Tabelle18.A1" style:family="table-cell">
      <style:table-cell-properties fo:padding-left="0.075in" fo:padding-right="0.075in" fo:padding-top="0in" fo:padding-bottom="0in" fo:border="none" style:writing-mode="lr-tb"/>
    </style:style>
    <style:style style:name="Tabelle18.2" style:family="table-row">
      <style:table-row-properties style:min-row-height="0.2757in" fo:keep-together="auto"/>
    </style:style>
    <style:style style:name="Tabelle18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18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" style:family="table">
      <style:table-properties style:width="3.4139in" style:rel-width="99%" fo:margin-left="0in" fo:margin-top="0in" fo:margin-bottom="0in" table:align="left" style:writing-mode="lr-tb"/>
    </style:style>
    <style:style style:name="Tabelle19.A" style:family="table-column">
      <style:table-column-properties style:column-width="2.0889in" style:rel-column-width="40100*"/>
    </style:style>
    <style:style style:name="Tabelle19.B" style:family="table-column">
      <style:table-column-properties style:column-width="1.325in" style:rel-column-width="25434*"/>
    </style:style>
    <style:style style:name="Tabelle19.1" style:family="table-row">
      <style:table-row-properties fo:keep-together="auto"/>
    </style:style>
    <style:style style:name="Tabelle19.A1" style:family="table-cell">
      <style:table-cell-properties fo:padding-left="0.075in" fo:padding-right="0.075in" fo:padding-top="0in" fo:padding-bottom="0in" fo:border="none" style:writing-mode="lr-tb"/>
    </style:style>
    <style:style style:name="Tabelle19.2" style:family="table-row">
      <style:table-row-properties style:min-row-height="0.2757in" fo:keep-together="auto"/>
    </style:style>
    <style:style style:name="Tabelle19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19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" style:family="table">
      <style:table-properties style:width="3.484in" style:rel-width="99%" fo:margin-left="0in" fo:margin-top="0in" fo:margin-bottom="0in" table:align="left" style:writing-mode="lr-tb"/>
    </style:style>
    <style:style style:name="Tabelle20.A" style:family="table-column">
      <style:table-column-properties style:column-width="2.134in" style:rel-column-width="40140*"/>
    </style:style>
    <style:style style:name="Tabelle20.B" style:family="table-column">
      <style:table-column-properties style:column-width="1.35in" style:rel-column-width="25394*"/>
    </style:style>
    <style:style style:name="Tabelle20.1" style:family="table-row">
      <style:table-row-properties fo:keep-together="auto"/>
    </style:style>
    <style:style style:name="Tabelle20.A1" style:family="table-cell">
      <style:table-cell-properties fo:padding-left="0.075in" fo:padding-right="0.075in" fo:padding-top="0in" fo:padding-bottom="0in" fo:border="none" style:writing-mode="lr-tb"/>
    </style:style>
    <style:style style:name="Tabelle20.2" style:family="table-row">
      <style:table-row-properties style:min-row-height="0.2757in" fo:keep-together="auto"/>
    </style:style>
    <style:style style:name="Tabelle20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0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" style:family="table">
      <style:table-properties style:width="3.484in" style:rel-width="99%" fo:margin-left="0in" fo:margin-top="0in" fo:margin-bottom="0in" table:align="left" style:writing-mode="lr-tb"/>
    </style:style>
    <style:style style:name="Tabelle21.A" style:family="table-column">
      <style:table-column-properties style:column-width="2.1319in" style:rel-column-width="40107*"/>
    </style:style>
    <style:style style:name="Tabelle21.B" style:family="table-column">
      <style:table-column-properties style:column-width="1.3521in" style:rel-column-width="25427*"/>
    </style:style>
    <style:style style:name="Tabelle21.1" style:family="table-row">
      <style:table-row-properties fo:keep-together="auto"/>
    </style:style>
    <style:style style:name="Tabelle21.A1" style:family="table-cell">
      <style:table-cell-properties fo:padding-left="0.075in" fo:padding-right="0.075in" fo:padding-top="0in" fo:padding-bottom="0in" fo:border="none" style:writing-mode="lr-tb"/>
    </style:style>
    <style:style style:name="Tabelle21.2" style:family="table-row">
      <style:table-row-properties style:min-row-height="0.2757in" fo:keep-together="auto"/>
    </style:style>
    <style:style style:name="Tabelle21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1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" style:family="table">
      <style:table-properties style:width="3.4139in" style:rel-width="99%" fo:margin-left="0in" fo:margin-top="0in" fo:margin-bottom="0in" table:align="left" style:writing-mode="lr-tb"/>
    </style:style>
    <style:style style:name="Tabelle18.A" style:family="table-column">
      <style:table-column-properties style:column-width="2.0917in" style:rel-column-width="40146*"/>
    </style:style>
    <style:style style:name="Tabelle18.B" style:family="table-column">
      <style:table-column-properties style:column-width="1.3222in" style:rel-column-width="25388*"/>
    </style:style>
    <style:style style:name="Tabelle18.1" style:family="table-row">
      <style:table-row-properties style:min-row-height="0.0139in" fo:keep-together="auto"/>
    </style:style>
    <style:style style:name="Tabelle18.A1" style:family="table-cell">
      <style:table-cell-properties fo:padding-left="0.075in" fo:padding-right="0.075in" fo:padding-top="0in" fo:padding-bottom="0in" fo:border="none" style:writing-mode="lr-tb"/>
    </style:style>
    <style:style style:name="Tabelle18.2" style:family="table-row">
      <style:table-row-properties style:min-row-height="0.2757in" fo:keep-together="auto"/>
    </style:style>
    <style:style style:name="Tabelle18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18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" style:family="table">
      <style:table-properties style:width="3.4139in" style:rel-width="99%" fo:margin-left="0in" fo:margin-top="0in" fo:margin-bottom="0in" table:align="left" style:writing-mode="lr-tb"/>
    </style:style>
    <style:style style:name="Tabelle19.A" style:family="table-column">
      <style:table-column-properties style:column-width="2.0889in" style:rel-column-width="40100*"/>
    </style:style>
    <style:style style:name="Tabelle19.B" style:family="table-column">
      <style:table-column-properties style:column-width="1.325in" style:rel-column-width="25434*"/>
    </style:style>
    <style:style style:name="Tabelle19.1" style:family="table-row">
      <style:table-row-properties fo:keep-together="auto"/>
    </style:style>
    <style:style style:name="Tabelle19.A1" style:family="table-cell">
      <style:table-cell-properties fo:padding-left="0.075in" fo:padding-right="0.075in" fo:padding-top="0in" fo:padding-bottom="0in" fo:border="none" style:writing-mode="lr-tb"/>
    </style:style>
    <style:style style:name="Tabelle19.2" style:family="table-row">
      <style:table-row-properties style:min-row-height="0.2757in" fo:keep-together="auto"/>
    </style:style>
    <style:style style:name="Tabelle19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19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" style:family="table">
      <style:table-properties style:width="3.484in" style:rel-width="99%" fo:margin-left="0in" fo:margin-top="0in" fo:margin-bottom="0in" table:align="left" style:writing-mode="lr-tb"/>
    </style:style>
    <style:style style:name="Tabelle20.A" style:family="table-column">
      <style:table-column-properties style:column-width="2.134in" style:rel-column-width="40140*"/>
    </style:style>
    <style:style style:name="Tabelle20.B" style:family="table-column">
      <style:table-column-properties style:column-width="1.35in" style:rel-column-width="25394*"/>
    </style:style>
    <style:style style:name="Tabelle20.1" style:family="table-row">
      <style:table-row-properties fo:keep-together="auto"/>
    </style:style>
    <style:style style:name="Tabelle20.A1" style:family="table-cell">
      <style:table-cell-properties fo:padding-left="0.075in" fo:padding-right="0.075in" fo:padding-top="0in" fo:padding-bottom="0in" fo:border="none" style:writing-mode="lr-tb"/>
    </style:style>
    <style:style style:name="Tabelle20.2" style:family="table-row">
      <style:table-row-properties style:min-row-height="0.2757in" fo:keep-together="auto"/>
    </style:style>
    <style:style style:name="Tabelle20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0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" style:family="table">
      <style:table-properties style:width="3.484in" style:rel-width="99%" fo:margin-left="0in" fo:margin-top="0in" fo:margin-bottom="0in" table:align="left" style:writing-mode="lr-tb"/>
    </style:style>
    <style:style style:name="Tabelle21.A" style:family="table-column">
      <style:table-column-properties style:column-width="2.1319in" style:rel-column-width="40107*"/>
    </style:style>
    <style:style style:name="Tabelle21.B" style:family="table-column">
      <style:table-column-properties style:column-width="1.3521in" style:rel-column-width="25427*"/>
    </style:style>
    <style:style style:name="Tabelle21.1" style:family="table-row">
      <style:table-row-properties fo:keep-together="auto"/>
    </style:style>
    <style:style style:name="Tabelle21.A1" style:family="table-cell">
      <style:table-cell-properties fo:padding-left="0.075in" fo:padding-right="0.075in" fo:padding-top="0in" fo:padding-bottom="0in" fo:border="none" style:writing-mode="lr-tb"/>
    </style:style>
    <style:style style:name="Tabelle21.2" style:family="table-row">
      <style:table-row-properties style:min-row-height="0.2757in" fo:keep-together="auto"/>
    </style:style>
    <style:style style:name="Tabelle21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1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6" style:family="table">
      <style:table-properties style:width="7.2681in" fo:margin-left="0in" fo:margin-top="0in" fo:margin-bottom="0in" fo:break-before="page" table:align="left" style:writing-mode="lr-tb"/>
    </style:style>
    <style:style style:name="Tabelle26.A" style:family="table-column">
      <style:table-column-properties style:column-width="3.6507in"/>
    </style:style>
    <style:style style:name="Tabelle26.B" style:family="table-column">
      <style:table-column-properties style:column-width="3.6174in"/>
    </style:style>
    <style:style style:name="Tabelle26.1" style:family="table-row">
      <style:table-row-properties style:min-row-height="8.9632in" fo:keep-together="auto"/>
    </style:style>
    <style:style style:name="Tabelle26.A1" style:family="table-cell">
      <style:table-cell-properties fo:padding-left="0.075in" fo:padding-right="0.075in" fo:padding-top="0in" fo:padding-bottom="0in" fo:border="none" style:writing-mode="lr-tb"/>
    </style:style>
    <style:style style:name="Tabelle23" style:family="table">
      <style:table-properties style:width="3.4653in" style:rel-width="99%" fo:margin-left="0in" fo:margin-top="0in" fo:margin-bottom="0in" table:align="left" style:writing-mode="lr-tb"/>
    </style:style>
    <style:style style:name="Tabelle23.A" style:family="table-column">
      <style:table-column-properties style:column-width="2.1215in" style:rel-column-width="40127*"/>
    </style:style>
    <style:style style:name="Tabelle23.B" style:family="table-column">
      <style:table-column-properties style:column-width="1.3438in" style:rel-column-width="25407*"/>
    </style:style>
    <style:style style:name="Tabelle23.1" style:family="table-row">
      <style:table-row-properties fo:keep-together="auto"/>
    </style:style>
    <style:style style:name="Tabelle23.A1" style:family="table-cell">
      <style:table-cell-properties fo:padding-left="0.075in" fo:padding-right="0.075in" fo:padding-top="0in" fo:padding-bottom="0in" fo:border="none" style:writing-mode="lr-tb"/>
    </style:style>
    <style:style style:name="Tabelle23.2" style:family="table-row">
      <style:table-row-properties style:min-row-height="0.2757in" fo:keep-together="auto"/>
    </style:style>
    <style:style style:name="Tabelle23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" style:family="table">
      <style:table-properties style:width="3.4653in" style:rel-width="99%" fo:margin-left="0in" fo:margin-top="0in" fo:margin-bottom="0in" table:align="left" style:writing-mode="lr-tb"/>
    </style:style>
    <style:style style:name="Tabelle24.A" style:family="table-column">
      <style:table-column-properties style:column-width="2.1215in" style:rel-column-width="40127*"/>
    </style:style>
    <style:style style:name="Tabelle24.B" style:family="table-column">
      <style:table-column-properties style:column-width="1.3438in" style:rel-column-width="25407*"/>
    </style:style>
    <style:style style:name="Tabelle24.1" style:family="table-row">
      <style:table-row-properties fo:keep-together="auto"/>
    </style:style>
    <style:style style:name="Tabelle24.A1" style:family="table-cell">
      <style:table-cell-properties fo:padding-left="0.075in" fo:padding-right="0.075in" fo:padding-top="0in" fo:padding-bottom="0in" fo:border="none" style:writing-mode="lr-tb"/>
    </style:style>
    <style:style style:name="Tabelle24.2" style:family="table-row">
      <style:table-row-properties style:min-row-height="0.2757in" fo:keep-together="auto"/>
    </style:style>
    <style:style style:name="Tabelle24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4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1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1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" style:family="table">
      <style:table-properties style:width="3.4681in" fo:margin-left="0in" fo:margin-top="0in" fo:margin-bottom="0in" table:align="left" style:writing-mode="lr-tb"/>
    </style:style>
    <style:style style:name="Tabelle25.A" style:family="table-column">
      <style:table-column-properties style:column-width="2.1194in"/>
    </style:style>
    <style:style style:name="Tabelle25.B" style:family="table-column">
      <style:table-column-properties style:column-width="1.3486in"/>
    </style:style>
    <style:style style:name="Tabelle25.1" style:family="table-row">
      <style:table-row-properties fo:keep-together="auto"/>
    </style:style>
    <style:style style:name="Tabelle25.A1" style:family="table-cell">
      <style:table-cell-properties fo:padding-left="0.075in" fo:padding-right="0.075in" fo:padding-top="0in" fo:padding-bottom="0in" fo:border="none" style:writing-mode="lr-tb"/>
    </style:style>
    <style:style style:name="Tabelle25.2" style:family="table-row">
      <style:table-row-properties style:min-row-height="0.2757in" fo:keep-together="auto"/>
    </style:style>
    <style:style style:name="Tabelle25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5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" style:family="table">
      <style:table-properties style:width="3.4653in" style:rel-width="99%" fo:margin-left="0in" fo:margin-top="0in" fo:margin-bottom="0in" table:align="left" style:writing-mode="lr-tb"/>
    </style:style>
    <style:style style:name="Tabelle23.A" style:family="table-column">
      <style:table-column-properties style:column-width="2.1215in" style:rel-column-width="40127*"/>
    </style:style>
    <style:style style:name="Tabelle23.B" style:family="table-column">
      <style:table-column-properties style:column-width="1.3438in" style:rel-column-width="25407*"/>
    </style:style>
    <style:style style:name="Tabelle23.1" style:family="table-row">
      <style:table-row-properties fo:keep-together="auto"/>
    </style:style>
    <style:style style:name="Tabelle23.A1" style:family="table-cell">
      <style:table-cell-properties fo:padding-left="0.075in" fo:padding-right="0.075in" fo:padding-top="0in" fo:padding-bottom="0in" fo:border="none" style:writing-mode="lr-tb"/>
    </style:style>
    <style:style style:name="Tabelle23.2" style:family="table-row">
      <style:table-row-properties style:min-row-height="0.2757in" fo:keep-together="auto"/>
    </style:style>
    <style:style style:name="Tabelle23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" style:family="table">
      <style:table-properties style:width="3.4653in" style:rel-width="99%" fo:margin-left="0in" fo:margin-top="0in" fo:margin-bottom="0in" table:align="left" style:writing-mode="lr-tb"/>
    </style:style>
    <style:style style:name="Tabelle24.A" style:family="table-column">
      <style:table-column-properties style:column-width="2.1215in" style:rel-column-width="40127*"/>
    </style:style>
    <style:style style:name="Tabelle24.B" style:family="table-column">
      <style:table-column-properties style:column-width="1.3438in" style:rel-column-width="25407*"/>
    </style:style>
    <style:style style:name="Tabelle24.1" style:family="table-row">
      <style:table-row-properties fo:keep-together="auto"/>
    </style:style>
    <style:style style:name="Tabelle24.A1" style:family="table-cell">
      <style:table-cell-properties fo:padding-left="0.075in" fo:padding-right="0.075in" fo:padding-top="0in" fo:padding-bottom="0in" fo:border="none" style:writing-mode="lr-tb"/>
    </style:style>
    <style:style style:name="Tabelle24.2" style:family="table-row">
      <style:table-row-properties style:min-row-height="0.2757in" fo:keep-together="auto"/>
    </style:style>
    <style:style style:name="Tabelle24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4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1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1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" style:family="table">
      <style:table-properties style:width="3.4681in" fo:margin-left="0in" fo:margin-top="0in" fo:margin-bottom="0in" table:align="left" style:writing-mode="lr-tb"/>
    </style:style>
    <style:style style:name="Tabelle25.A" style:family="table-column">
      <style:table-column-properties style:column-width="2.1194in"/>
    </style:style>
    <style:style style:name="Tabelle25.B" style:family="table-column">
      <style:table-column-properties style:column-width="1.3486in"/>
    </style:style>
    <style:style style:name="Tabelle25.1" style:family="table-row">
      <style:table-row-properties fo:keep-together="auto"/>
    </style:style>
    <style:style style:name="Tabelle25.A1" style:family="table-cell">
      <style:table-cell-properties fo:padding-left="0.075in" fo:padding-right="0.075in" fo:padding-top="0in" fo:padding-bottom="0in" fo:border="none" style:writing-mode="lr-tb"/>
    </style:style>
    <style:style style:name="Tabelle25.2" style:family="table-row">
      <style:table-row-properties style:min-row-height="0.2757in" fo:keep-together="auto"/>
    </style:style>
    <style:style style:name="Tabelle25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5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7" style:family="table">
      <style:table-properties style:width="7.2611in" fo:margin-left="0.0035in" fo:margin-top="0in" fo:margin-bottom="0in" table:align="left" style:writing-mode="lr-tb"/>
    </style:style>
    <style:style style:name="Tabelle27.A" style:family="table-column">
      <style:table-column-properties style:column-width="1.8146in"/>
    </style:style>
    <style:style style:name="Tabelle27.B" style:family="table-column">
      <style:table-column-properties style:column-width="1.8139in"/>
    </style:style>
    <style:style style:name="Tabelle27.C" style:family="table-column">
      <style:table-column-properties style:column-width="1.8181in"/>
    </style:style>
    <style:style style:name="Tabelle27.1" style:family="table-row">
      <style:table-row-properties style:min-row-height="0.4333in" fo:keep-together="auto"/>
    </style:style>
    <style:style style:name="Tabelle27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28" style:family="table">
      <style:table-properties style:width="7.2611in" fo:margin-left="0.0035in" fo:margin-top="0in" fo:margin-bottom="0in" table:align="left" style:writing-mode="lr-tb"/>
    </style:style>
    <style:style style:name="Tabelle28.A" style:family="table-column">
      <style:table-column-properties style:column-width="1.8146in"/>
    </style:style>
    <style:style style:name="Tabelle28.B" style:family="table-column">
      <style:table-column-properties style:column-width="1.8139in"/>
    </style:style>
    <style:style style:name="Tabelle28.C" style:family="table-column">
      <style:table-column-properties style:column-width="1.8181in"/>
    </style:style>
    <style:style style:name="Tabelle28.1" style:family="table-row">
      <style:table-row-properties style:min-row-height="0.4333in" fo:keep-together="auto"/>
    </style:style>
    <style:style style:name="Tabelle2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29" style:family="table">
      <style:table-properties style:width="7.2611in" fo:margin-left="0.0035in" fo:margin-top="0in" fo:margin-bottom="0in" table:align="left" style:writing-mode="lr-tb"/>
    </style:style>
    <style:style style:name="Tabelle29.A" style:family="table-column">
      <style:table-column-properties style:column-width="1.8146in"/>
    </style:style>
    <style:style style:name="Tabelle29.B" style:family="table-column">
      <style:table-column-properties style:column-width="1.8139in"/>
    </style:style>
    <style:style style:name="Tabelle29.C" style:family="table-column">
      <style:table-column-properties style:column-width="1.8181in"/>
    </style:style>
    <style:style style:name="Tabelle29.1" style:family="table-row">
      <style:table-row-properties style:min-row-height="0.4333in" fo:keep-together="auto"/>
    </style:style>
    <style:style style:name="Tabelle29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0" style:family="table">
      <style:table-properties style:width="7.2611in" fo:margin-left="0.0035in" fo:margin-top="0in" fo:margin-bottom="0in" table:align="left" style:writing-mode="lr-tb"/>
    </style:style>
    <style:style style:name="Tabelle30.A" style:family="table-column">
      <style:table-column-properties style:column-width="1.8146in"/>
    </style:style>
    <style:style style:name="Tabelle30.B" style:family="table-column">
      <style:table-column-properties style:column-width="1.8139in"/>
    </style:style>
    <style:style style:name="Tabelle30.C" style:family="table-column">
      <style:table-column-properties style:column-width="1.8181in"/>
    </style:style>
    <style:style style:name="Tabelle30.1" style:family="table-row">
      <style:table-row-properties style:min-row-height="0.4333in" fo:keep-together="auto"/>
    </style:style>
    <style:style style:name="Tabelle30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1" style:family="table">
      <style:table-properties style:width="7.2611in" fo:margin-left="0.0035in" fo:margin-top="0in" fo:margin-bottom="0in" table:align="left" style:writing-mode="lr-tb"/>
    </style:style>
    <style:style style:name="Tabelle31.A" style:family="table-column">
      <style:table-column-properties style:column-width="1.8146in"/>
    </style:style>
    <style:style style:name="Tabelle31.B" style:family="table-column">
      <style:table-column-properties style:column-width="1.8139in"/>
    </style:style>
    <style:style style:name="Tabelle31.C" style:family="table-column">
      <style:table-column-properties style:column-width="1.8181in"/>
    </style:style>
    <style:style style:name="Tabelle31.1" style:family="table-row">
      <style:table-row-properties style:min-row-height="0.4333in" fo:keep-together="auto"/>
    </style:style>
    <style:style style:name="Tabelle3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2" style:family="table">
      <style:table-properties style:width="7.2611in" fo:margin-left="0.0035in" fo:margin-top="0in" fo:margin-bottom="0in" table:align="left" style:writing-mode="lr-tb"/>
    </style:style>
    <style:style style:name="Tabelle32.A" style:family="table-column">
      <style:table-column-properties style:column-width="1.8146in"/>
    </style:style>
    <style:style style:name="Tabelle32.B" style:family="table-column">
      <style:table-column-properties style:column-width="1.8139in"/>
    </style:style>
    <style:style style:name="Tabelle32.C" style:family="table-column">
      <style:table-column-properties style:column-width="1.8181in"/>
    </style:style>
    <style:style style:name="Tabelle32.1" style:family="table-row">
      <style:table-row-properties style:min-row-height="0.4333in" fo:keep-together="auto"/>
    </style:style>
    <style:style style:name="Tabelle3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3" style:family="table">
      <style:table-properties style:width="7.2611in" fo:margin-left="0.0035in" fo:margin-top="0in" fo:margin-bottom="0in" table:align="left" style:writing-mode="lr-tb"/>
    </style:style>
    <style:style style:name="Tabelle33.A" style:family="table-column">
      <style:table-column-properties style:column-width="1.8146in"/>
    </style:style>
    <style:style style:name="Tabelle33.B" style:family="table-column">
      <style:table-column-properties style:column-width="1.8139in"/>
    </style:style>
    <style:style style:name="Tabelle33.C" style:family="table-column">
      <style:table-column-properties style:column-width="1.8181in"/>
    </style:style>
    <style:style style:name="Tabelle33.1" style:family="table-row">
      <style:table-row-properties style:min-row-height="0.4333in" fo:keep-together="auto"/>
    </style:style>
    <style:style style:name="Tabelle3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4" style:family="table">
      <style:table-properties style:width="7.2611in" fo:margin-left="0.0035in" fo:margin-top="0in" fo:margin-bottom="0in" table:align="left" style:writing-mode="lr-tb"/>
    </style:style>
    <style:style style:name="Tabelle34.A" style:family="table-column">
      <style:table-column-properties style:column-width="1.8146in"/>
    </style:style>
    <style:style style:name="Tabelle34.B" style:family="table-column">
      <style:table-column-properties style:column-width="1.8139in"/>
    </style:style>
    <style:style style:name="Tabelle34.C" style:family="table-column">
      <style:table-column-properties style:column-width="1.8181in"/>
    </style:style>
    <style:style style:name="Tabelle34.1" style:family="table-row">
      <style:table-row-properties style:min-row-height="0.4333in" fo:keep-together="auto"/>
    </style:style>
    <style:style style:name="Tabelle3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5" style:family="table">
      <style:table-properties style:width="7.2611in" fo:margin-left="0.0035in" fo:margin-top="0in" fo:margin-bottom="0in" table:align="left" style:writing-mode="lr-tb"/>
    </style:style>
    <style:style style:name="Tabelle35.A" style:family="table-column">
      <style:table-column-properties style:column-width="1.8146in"/>
    </style:style>
    <style:style style:name="Tabelle35.B" style:family="table-column">
      <style:table-column-properties style:column-width="1.8139in"/>
    </style:style>
    <style:style style:name="Tabelle35.C" style:family="table-column">
      <style:table-column-properties style:column-width="1.8181in"/>
    </style:style>
    <style:style style:name="Tabelle35.1" style:family="table-row">
      <style:table-row-properties style:min-row-height="0.4333in" fo:keep-together="auto"/>
    </style:style>
    <style:style style:name="Tabelle3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6" style:family="table">
      <style:table-properties style:width="7.2611in" fo:margin-left="0.0035in" fo:margin-top="0in" fo:margin-bottom="0in" table:align="left" style:writing-mode="lr-tb"/>
    </style:style>
    <style:style style:name="Tabelle36.A" style:family="table-column">
      <style:table-column-properties style:column-width="1.8146in"/>
    </style:style>
    <style:style style:name="Tabelle36.B" style:family="table-column">
      <style:table-column-properties style:column-width="1.8139in"/>
    </style:style>
    <style:style style:name="Tabelle36.C" style:family="table-column">
      <style:table-column-properties style:column-width="1.8181in"/>
    </style:style>
    <style:style style:name="Tabelle36.1" style:family="table-row">
      <style:table-row-properties style:min-row-height="0.4333in" fo:keep-together="auto"/>
    </style:style>
    <style:style style:name="Tabelle3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7" style:family="table">
      <style:table-properties style:width="7.2611in" fo:margin-left="0.0035in" fo:margin-top="0in" fo:margin-bottom="0in" table:align="left" style:writing-mode="lr-tb"/>
    </style:style>
    <style:style style:name="Tabelle37.A" style:family="table-column">
      <style:table-column-properties style:column-width="1.8146in"/>
    </style:style>
    <style:style style:name="Tabelle37.B" style:family="table-column">
      <style:table-column-properties style:column-width="1.8139in"/>
    </style:style>
    <style:style style:name="Tabelle37.C" style:family="table-column">
      <style:table-column-properties style:column-width="1.8181in"/>
    </style:style>
    <style:style style:name="Tabelle37.1" style:family="table-row">
      <style:table-row-properties style:min-row-height="0.4333in" fo:keep-together="auto"/>
    </style:style>
    <style:style style:name="Tabelle37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8" style:family="table">
      <style:table-properties style:width="7.2611in" fo:margin-left="0.0035in" fo:margin-top="0in" fo:margin-bottom="0in" table:align="left" style:writing-mode="lr-tb"/>
    </style:style>
    <style:style style:name="Tabelle38.A" style:family="table-column">
      <style:table-column-properties style:column-width="1.8146in"/>
    </style:style>
    <style:style style:name="Tabelle38.B" style:family="table-column">
      <style:table-column-properties style:column-width="1.8139in"/>
    </style:style>
    <style:style style:name="Tabelle38.C" style:family="table-column">
      <style:table-column-properties style:column-width="1.8181in"/>
    </style:style>
    <style:style style:name="Tabelle38.1" style:family="table-row">
      <style:table-row-properties style:min-row-height="0.4333in" fo:keep-together="auto"/>
    </style:style>
    <style:style style:name="Tabelle3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.0835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style:letter-kerning="false" style:font-size-asian="14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4pt" style:letter-kerning="false" style:font-size-asian="14pt" style:language-asian="en" style:country-asian="US" style:font-size-complex="9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4pt" style:letter-kerning="false" style:font-size-asian="14pt" style:language-asian="en" style:country-asian="US" style:font-size-complex="10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style:letter-kerning="false" style:font-size-asian="12pt" style:language-asian="en" style:country-asian="US" style:font-size-complex="10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officeooo:rsid="0021f190" officeooo:paragraph-rsid="0021f190" style:letter-kerning="false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font-weight="bol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font-weight="bold" officeooo:rsid="0021f190" officeooo:paragraph-rsid="0021f190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8pt" style:letter-kerning="false" style:font-size-asian="18pt" style:language-asian="en" style:country-asian="US" style:font-size-complex="14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8pt" style:letter-kerning="false" style:font-size-asian="18pt" style:language-asian="en" style:country-asian="US" style:font-size-complex="14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8pt" fo:font-weight="bold" style:letter-kerning="false" style:font-size-asian="18pt" style:language-asian="en" style:country-asian="US" style:font-weight-asian="bold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20pt" style:letter-kerning="false" style:font-size-asian="20pt" style:language-asian="en" style:country-asian="US" style:font-size-complex="16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26pt" fo:font-weight="bold" style:letter-kerning="false" style:font-size-asian="26pt" style:language-asian="en" style:country-asian="US" style:font-weight-asian="bold" style:font-size-complex="18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26pt" fo:font-weight="bold" style:letter-kerning="false" style:font-size-asian="26pt" style:language-asian="en" style:country-asian="US" style:font-weight-asian="bold" style:font-size-complex="18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6pt" style:letter-kerning="false" style:font-size-asian="16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  <style:text-properties fo:font-size="14pt" style:font-size-asian="14pt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top="0in" fo:margin-bottom="0.111in" style:contextual-spacing="false" fo:text-align="center" style:justify-single-word="false" fo:break-before="page"/>
    </style:style>
    <style:style style:name="P27" style:family="paragraph" style:parent-style-name="Standard">
      <style:paragraph-properties fo:text-align="center" style:justify-single-word="false"/>
      <style:text-properties fo:font-size="12pt" style:font-size-asian="12pt" style:font-size-complex="10pt"/>
    </style:style>
    <style:style style:name="P28" style:family="paragraph" style:parent-style-name="Standard">
      <style:text-properties fo:font-size="12pt" style:font-size-asian="12pt" style:font-size-complex="10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SFRM1200" fo:font-size="12pt" style:letter-kerning="false" style:font-name-asian="Calibri1" style:font-size-asian="12pt" style:language-asian="en" style:country-asian="US" style:font-name-complex="SFRM12001" style:font-size-complex="10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SFRM1200" fo:font-size="12pt" style:letter-kerning="false" style:font-size-asian="12pt" style:language-asian="en" style:country-asian="US" style:font-name-complex="SFRM12001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fo:font-size="10pt" style:font-size-asian="10pt" style:font-size-complex="8pt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/>
      <style:text-properties fo:font-size="16pt" style:font-size-asian="16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34" style:family="paragraph" style:parent-style-name="Standard">
      <style:paragraph-properties fo:margin-top="0in" fo:margin-bottom="0.111in" style:contextual-spacing="false" fo:text-align="center" style:justify-single-word="false" fo:break-before="column"/>
      <style:text-properties fo:font-size="18pt" fo:font-weight="bold" style:font-size-asian="18pt" style:font-weight-asian="bold"/>
    </style:style>
    <style:style style:name="P35" style:family="paragraph" style:parent-style-name="Standard">
      <style:text-properties fo:font-size="18pt" fo:font-weight="bold" style:font-size-asian="18pt" style:font-weight-asian="bold"/>
    </style:style>
    <style:style style:name="P36" style:family="paragraph" style:parent-style-name="Standard">
      <style:paragraph-properties fo:margin-top="0in" fo:margin-bottom="0.111in" style:contextual-spacing="false" fo:text-align="justify" style:justify-single-word="false" fo:break-before="column"/>
      <style:text-properties fo:font-size="18pt" fo:font-weight="bold" style:font-size-asian="18pt" style:font-weight-asian="bold"/>
    </style:style>
    <style:style style:name="P37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9pt" style:font-weight-complex="bold"/>
    </style:style>
    <style:style style:name="T3" style:family="text">
      <style:text-properties fo:font-size="14pt" style:font-size-asian="14pt" style:font-size-complex="10pt"/>
    </style:style>
    <style:style style:name="T4" style:family="text">
      <style:text-properties style:font-size-complex="9pt"/>
    </style:style>
    <style:style style:name="T5" style:family="text">
      <style:text-properties officeooo:rsid="001ffccc" style:font-size-complex="9pt"/>
    </style:style>
    <style:style style:name="T6" style:family="text">
      <style:text-properties fo:font-size="16pt" style:font-size-asian="16pt"/>
    </style:style>
    <style:style style:name="T7" style:family="text">
      <style:text-properties fo:font-size="16pt" style:font-size-asian="16pt" style:font-size-complex="12pt"/>
    </style:style>
    <style:style style:name="T8" style:family="text">
      <style:text-properties fo:font-size="16pt" fo:language="en" fo:country="US" style:font-size-asian="16pt"/>
    </style:style>
    <style:style style:name="T9" style:family="text">
      <style:text-properties fo:font-size="18pt" style:font-size-asian="18pt" style:font-size-complex="14pt"/>
    </style:style>
    <style:style style:name="T10" style:family="text">
      <style:text-properties fo:font-size="18pt" fo:font-weight="bold" style:font-size-asian="18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style:font-size-asian="12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size-complex="14pt"/>
    </style:style>
    <style:style style:name="T15" style:family="text">
      <style:text-properties fo:font-size="12pt" fo:language="en" fo:country="US" style:font-size-asian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style:font-name="SFRM1200" fo:font-size="12pt" style:font-name-asian="Calibri1" style:font-size-asian="12pt" style:font-name-complex="SFRM12001" style:font-size-complex="10pt"/>
    </style:style>
    <style:style style:name="T18" style:family="text">
      <style:text-properties style:font-name="SFRM1200" fo:font-size="12pt" style:font-size-asian="12pt" style:font-name-complex="SFRM12001" style:font-size-complex="10pt"/>
    </style:style>
    <style:style style:name="T19" style:family="text">
      <style:text-properties fo:font-size="10pt" style:font-size-asian="10pt" style:font-size-complex="8pt"/>
    </style:style>
    <style:style style:name="T20" style:family="text">
      <style:text-properties fo:font-size="20pt" style:font-size-asian="20pt" style:font-size-complex="16pt"/>
    </style:style>
    <style:style style:name="T21" style:family="text">
      <style:text-properties fo:font-size="20pt" style:font-size-asian="20pt" style:font-size-complex="14pt"/>
    </style:style>
    <style:style style:name="T22" style:family="text">
      <style:text-properties fo:font-size="26pt" fo:font-weight="bold" style:font-size-asian="26pt" style:font-weight-asian="bold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3" loext:marker-style-name="T1"><text:span text:style-name="T1">Charakter</text:span><text:span text:style-name="T1"/></text:p>
          </table:table-cell>
          <table:table-cell table:style-name="Tabelle1.A1" office:value-type="string">
            <text:p text:style-name="P3" loext:marker-style-name="T1"><text:span text:style-name="T1">Rasse</text:span><text:span text:style-name="T1"/></text:p>
          </table:table-cell>
          <table:table-cell table:style-name="Tabelle1.A1" office:value-type="string">
            <text:p text:style-name="P3" loext:marker-style-name="T1"><text:span text:style-name="T1">Level</text:span><text:span text:style-name="T1"/></text:p>
          </table:table-cell>
          <table:table-cell table:style-name="Tabelle1.A1" office:value-type="string">
            <text:p text:style-name="P3" loext:marker-style-name="T1"><text:span text:style-name="T1">Fp</text:span><text:span text:style-name="T1"/></text:p>
          </table:table-cell>
        </table:table-row>
      </table:table>
      <text:p text:style-name="P23" loext:marker-style-name="T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row table:style-name="Tabelle2.1">
          <table:table-cell table:style-name="Tabelle2.A1" office:value-type="string">
            <text:p text:style-name="P3" loext:marker-style-name="T1"><text:span text:style-name="T1">Stä</text:span><text:span text:style-name="T1"/></text:p>
          </table:table-cell>
          <table:table-cell table:style-name="Tabelle2.A1" office:value-type="string">
            <text:p text:style-name="P3" loext:marker-style-name="T1"><text:span text:style-name="T1">Kon</text:span><text:span text:style-name="T1"/></text:p>
          </table:table-cell>
          <table:table-cell table:style-name="Tabelle2.A1" office:value-type="string">
            <text:p text:style-name="P3" loext:marker-style-name="T1"><text:span text:style-name="T1">Ges</text:span><text:span text:style-name="T1"/></text:p>
          </table:table-cell>
          <table:table-cell table:style-name="Tabelle2.A1" office:value-type="string">
            <text:p text:style-name="P3" loext:marker-style-name="T1"><text:span text:style-name="T1">Bew</text:span><text:span text:style-name="T1"/></text:p>
          </table:table-cell>
          <table:table-cell table:style-name="Tabelle2.A1" office:value-type="string">
            <text:p text:style-name="P3" loext:marker-style-name="T1"><text:span text:style-name="T1">War</text:span><text:span text:style-name="T1"/></text:p>
          </table:table-cell>
          <table:table-cell table:style-name="Tabelle2.A1" office:value-type="string">
            <text:p text:style-name="P3" loext:marker-style-name="T1"><text:span text:style-name="T1">Wil</text:span><text:span text:style-name="T1"/></text:p>
          </table:table-cell>
          <table:table-cell table:style-name="Tabelle2.A1" office:value-type="string">
            <text:p text:style-name="P3" loext:marker-style-name="T1"><text:span text:style-name="T1">Int</text:span><text:span text:style-name="T1"/></text:p>
          </table:table-cell>
          <table:table-cell table:style-name="Tabelle2.A1" office:value-type="string">
            <text:p text:style-name="P3" loext:marker-style-name="T1"><text:span text:style-name="T1">Bil</text:span><text:span text:style-name="T1"/></text:p>
          </table:table-cell>
          <table:table-cell table:style-name="Tabelle2.A1" office:value-type="string">
            <text:p text:style-name="P3" loext:marker-style-name="T1"><text:span text:style-name="T1">Cha</text:span><text:span text:style-name="T1"/></text:p>
          </table:table-cell>
          <table:table-cell table:style-name="Tabelle2.A1" office:value-type="string">
            <text:p text:style-name="P3" loext:marker-style-name="T1"><text:span text:style-name="T1">Hum</text:span><text:span text:style-name="T1"/></text:p>
          </table:table-cell>
        </table:table-row>
        <table:table-row table:style-name="Tabelle2.2">
          <table:table-cell table:style-name="Tabelle2.A2" office:value-type="string">
            <text:p text:style-name="P8" loext:marker-style-name="T1"/>
          </table:table-cell>
          <table:table-cell table:style-name="Tabelle2.B2" office:value-type="string">
            <text:p text:style-name="P8" loext:marker-style-name="T1"/>
          </table:table-cell>
          <table:table-cell table:style-name="Tabelle2.C2" office:value-type="string">
            <text:p text:style-name="P8" loext:marker-style-name="T1"/>
          </table:table-cell>
          <table:table-cell table:style-name="Tabelle2.D2" office:value-type="string">
            <text:p text:style-name="P8" loext:marker-style-name="T1"/>
          </table:table-cell>
          <table:table-cell table:style-name="Tabelle2.E2" office:value-type="string">
            <text:p text:style-name="P8" loext:marker-style-name="T1"/>
          </table:table-cell>
          <table:table-cell table:style-name="Tabelle2.F2" office:value-type="string">
            <text:p text:style-name="P8" loext:marker-style-name="T1"/>
          </table:table-cell>
          <table:table-cell table:style-name="Tabelle2.G2" office:value-type="string">
            <text:p text:style-name="P8" loext:marker-style-name="T1"/>
          </table:table-cell>
          <table:table-cell table:style-name="Tabelle2.H2" office:value-type="string">
            <text:p text:style-name="P8" loext:marker-style-name="T1"/>
          </table:table-cell>
          <table:table-cell table:style-name="Tabelle2.I2" office:value-type="string">
            <text:p text:style-name="P8" loext:marker-style-name="T1"/>
          </table:table-cell>
          <table:table-cell table:style-name="Tabelle2.J2" office:value-type="string">
            <text:p text:style-name="P8" loext:marker-style-name="T1"/>
          </table:table-cell>
        </table:table-row>
      </table:table>
      <text:p text:style-name="P23" loext:marker-style-name="T1"/>
      <table:table table:name="Tabelle3" table:style-name="Tabelle3">
        <table:table-column table:style-name="Tabelle3.A"/>
        <table:table-column table:style-name="Tabelle3.B"/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" loext:marker-style-name="T1"><text:span text:style-name="T1">Lp </text:span><text:span text:style-name="T4">(1</text:span><text:span text:style-name="T5">7</text:span><text:span text:style-name="T4">+Max Kon)</text:span></text:p>
          </table:table-cell>
          <table:table-cell table:style-name="Tabelle3.A1" office:value-type="string">
            <text:p text:style-name="P3" loext:marker-style-name="T1"><text:span text:style-name="T1">Reg </text:span><text:span text:style-name="T4">(Kon)</text:span></text:p>
          </table:table-cell>
          <table:table-cell table:style-name="Tabelle3.A1" office:value-type="string">
            <text:p text:style-name="P3" loext:marker-style-name="T1"><text:span text:style-name="T1">Mana </text:span><text:span text:style-name="T4">(</text:span><text:span text:style-name="T5">5+</text:span><text:span text:style-name="T4">Max Wil)</text:span></text:p>
          </table:table-cell>
          <table:table-cell table:style-name="Tabelle3.A1" office:value-type="string">
            <text:p text:style-name="P3" loext:marker-style-name="T1"><text:span text:style-name="T1">Mana Reg </text:span><text:span text:style-name="T4">(</text:span><text:span text:style-name="T5">1W6+</text:span><text:span text:style-name="T4">Wil)</text:span></text:p>
            <text:p text:style-name="P8" loext:marker-style-name="T1"/>
            <text:p text:style-name="P8" loext:marker-style-name="T1"/>
          </table:table-cell>
        </table:table-row>
        <table:table-row table:style-name="Tabelle3.2">
          <table:table-cell table:style-name="Tabelle3.A1" office:value-type="string">
            <text:p text:style-name="P3" loext:marker-style-name="T1"><text:span text:style-name="T1">Init </text:span><text:span text:style-name="T4">(Bew)</text:span></text:p>
          </table:table-cell>
          <table:table-cell table:style-name="Tabelle3.A1" office:value-type="string">
            <text:p text:style-name="P3" loext:marker-style-name="T1"><text:span text:style-name="T1">Laufen </text:span><text:span text:style-name="T4">(Max Bew+Bon Sprinten)</text:span></text:p>
          </table:table-cell>
          <table:table-cell table:style-name="Tabelle3.A1" office:value-type="string">
            <text:p text:style-name="P3" loext:marker-style-name="T1"><text:span text:style-name="T1">AU </text:span><text:span text:style-name="T4">(Max Ausweichenprobe/2)</text:span></text:p>
          </table:table-cell>
          <table:table-cell table:style-name="Tabelle3.A1" office:value-type="string">
            <text:p text:style-name="P3" loext:marker-style-name="T1"><text:span text:style-name="T1">RK (AU/PA+Rüstung)</text:span><text:span text:style-name="T1"/></text:p>
          </table:table-cell>
        </table:table-row>
        <table:table-row table:style-name="Tabelle3.3">
          <table:table-cell table:style-name="Tabelle3.A3" table:number-columns-spanned="2" office:value-type="string">
            <text:p text:style-name="P8" loext:marker-style-name="T1"/>
          </table:table-cell>
          <table:covered-table-cell/>
          <table:table-cell table:style-name="Tabelle3.A3" table:number-columns-spanned="2" office:value-type="string">
            <text:p text:style-name="P8" loext:marker-style-name="T1"/>
          </table:table-cell>
          <table:covered-table-cell/>
        </table:table-row>
      </table:table>
      <text:p text:style-name="P24" loext:marker-style-name="T7"><text:span text:style-name="T7">Waffen</text:span><text:span text:style-name="T7"/></text:p>
      <table:table table:name="Tabelle8" table:style-name="Tabelle8">
        <table:table-column table:style-name="Tabelle8.A" table:number-columns-repeated="2"/>
        <table:table-row table:style-name="Tabelle8.1">
          <table:table-cell table:style-name="Tabelle8.A1" office:value-type="string">
            <table:table table:name="Tabelle4" table:style-name="Tabelle4">
              <table:table-column table:style-name="Tabelle4.A"/>
              <table:table-column table:style-name="Tabelle4.B" table:number-columns-repeated="2"/>
              <table:table-row table:style-name="Tabelle4.1">
                <table:table-cell table:style-name="Tabelle4.A1" office:value-type="string">
                  <text:p text:style-name="P3" loext:marker-style-name="T12"><text:span text:style-name="T9">Faust</text:span><text:span text:style-name="T12"/></text:p>
                </table:table-cell>
                <table:table-cell table:style-name="Tabelle4.A1" office:value-type="string">
                  <text:p text:style-name="P3" loext:marker-style-name="T4"><text:span text:style-name="T4">Reichweite</text:span><text:span text:style-name="T4"/></text:p>
                  <text:p text:style-name="P3" loext:marker-style-name="T12"><text:span text:style-name="T4">0,5 m</text:span><text:span text:style-name="T12"/></text:p>
                </table:table-cell>
                <table:table-cell table:style-name="Tabelle4.A1" office:value-type="string">
                  <text:p text:style-name="P3" loext:marker-style-name="T4"><text:span text:style-name="T4">Schleichen</text:span><text:span text:style-name="T4"/></text:p>
                  <text:p text:style-name="P3" loext:marker-style-name="T12"><text:span text:style-name="T12">0</text:span><text:span text:style-name="T12"/></text:p>
                </table:table-cell>
              </table:table-row>
              <table:table-row table:style-name="Tabelle4.1">
                <table:table-cell table:style-name="Tabelle4.A2" office:value-type="string">
                  <text:p text:style-name="P3" loext:marker-style-name="T12"><text:span text:style-name="T12">Angriff</text:span><text:span text:style-name="T12"/></text:p>
                  <text:p text:style-name="P3" loext:marker-style-name="T12"><text:span text:style-name="T12">+0</text:span><text:span text:style-name="T12"/></text:p>
                </table:table-cell>
                <table:table-cell table:style-name="Tabelle4.B2" office:value-type="string">
                  <text:p text:style-name="P3" loext:marker-style-name="T12"><text:span text:style-name="T12">Schaden</text:span><text:span text:style-name="T12"/></text:p>
                  <text:p text:style-name="P3" loext:marker-style-name="T12"><text:span text:style-name="T12">Stä-1</text:span><text:span text:style-name="T12"/></text:p>
                </table:table-cell>
                <table:table-cell table:style-name="Tabelle4.C2" office:value-type="string">
                  <text:p text:style-name="P3" loext:marker-style-name="T12"><text:span text:style-name="T12">Parade</text:span><text:span text:style-name="T12"/></text:p>
                  <text:p text:style-name="P3" loext:marker-style-name="T12"><text:span text:style-name="T12">-2</text:span><text:span text:style-name="T12"/></text:p>
                </table:table-cell>
              </table:table-row>
              <table:table-row table:style-name="Tabelle4.1">
                <table:table-cell table:style-name="Tabelle4.A3" table:number-columns-spanned="3" office:value-type="string">
                  <text:p text:style-name="P2" loext:marker-style-name="T17"><text:span text:style-name="T17">Schlägt der Angriff fehl und hat das Ziel eine Waffe ausgerüstet so wird ein Gelegenheitsangriff</text:span><text:span text:style-name="T17"/></text:p>
                  <text:p text:style-name="P3" loext:marker-style-name="T12"><text:span text:style-name="T17">provoziert.</text:span><text:span text:style-name="T17"/></text:p>
                </table:table-cell>
                <table:covered-table-cell/>
                <table:covered-table-cell/>
              </table:table-row>
            </table:table>
            <text:p text:style-name="P27" loext:marker-style-name="T12"/>
            <table:table table:name="Tabelle5" table:style-name="Tabelle5">
              <table:table-column table:style-name="Tabelle5.A"/>
              <table:table-column table:style-name="Tabelle5.B" table:number-columns-repeated="2"/>
              <table:table-row table:style-name="Tabelle5.1">
                <table:table-cell table:style-name="Tabelle5.A1" office:value-type="string">
                  <text:p text:style-name="P11" loext:marker-style-name="T12"/>
                </table:table-cell>
                <table:table-cell table:style-name="Tabelle5.A1" office:value-type="string">
                  <text:p text:style-name="P3" loext:marker-style-name="T4"><text:span text:style-name="T4">Reichweite</text:span><text:span text:style-name="T4"/></text:p>
                  <text:p text:style-name="P11" loext:marker-style-name="T12"/>
                </table:table-cell>
                <table:table-cell table:style-name="Tabelle5.A1" office:value-type="string">
                  <text:p text:style-name="P3" loext:marker-style-name="T4"><text:span text:style-name="T4">Schleichen</text:span><text:span text:style-name="T4"/></text:p>
                  <text:p text:style-name="P11" loext:marker-style-name="T12"/>
                </table:table-cell>
              </table:table-row>
              <table:table-row table:style-name="Tabelle5.1">
                <table:table-cell table:style-name="Tabelle5.A2" office:value-type="string">
                  <text:p text:style-name="P3" loext:marker-style-name="T12"><text:span text:style-name="T12">Angriff</text:span><text:span text:style-name="T12"/></text:p>
                  <text:p text:style-name="P11" loext:marker-style-name="T12"/>
                </table:table-cell>
                <table:table-cell table:style-name="Tabelle5.B2" office:value-type="string">
                  <text:p text:style-name="P3" loext:marker-style-name="T12"><text:span text:style-name="T12">Schaden</text:span><text:span text:style-name="T12"/></text:p>
                  <text:p text:style-name="P11" loext:marker-style-name="T12"/>
                </table:table-cell>
                <table:table-cell table:style-name="Tabelle5.C2" office:value-type="string">
                  <text:p text:style-name="P3" loext:marker-style-name="T12"><text:span text:style-name="T12">Parade</text:span><text:span text:style-name="T12"/></text:p>
                </table:table-cell>
              </table:table-row>
              <table:table-row table:style-name="Tabelle5.1">
                <table:table-cell table:style-name="Tabelle5.A3" table:number-columns-spanned="3" office:value-type="string">
                  <text:p text:style-name="P29" loext:marker-style-name="T17"/>
                  <text:p text:style-name="P30" loext:marker-style-name="T18"/>
                  <text:p text:style-name="P11" loext:marker-style-name="T12"/>
                </table:table-cell>
                <table:covered-table-cell/>
                <table:covered-table-cell/>
              </table:table-row>
            </table:table>
            <text:p text:style-name="P28" loext:marker-style-name="T12"/>
          </table:table-cell>
          <table:table-cell table:style-name="Tabelle8.A1" office:value-type="string">
            <table:table table:name="Tabelle6" table:style-name="Tabelle6">
              <table:table-column table:style-name="Tabelle6.A"/>
              <table:table-column table:style-name="Tabelle6.B" table:number-columns-repeated="2"/>
              <table:table-row table:style-name="Tabelle6.1">
                <table:table-cell table:style-name="Tabelle6.A1" office:value-type="string">
                  <text:p text:style-name="P11" loext:marker-style-name="T12"/>
                </table:table-cell>
                <table:table-cell table:style-name="Tabelle6.A1" office:value-type="string">
                  <text:p text:style-name="P3" loext:marker-style-name="T4"><text:span text:style-name="T4">Reichweite</text:span><text:span text:style-name="T4"/></text:p>
                  <text:p text:style-name="P11" loext:marker-style-name="T12"/>
                </table:table-cell>
                <table:table-cell table:style-name="Tabelle6.A1" office:value-type="string">
                  <text:p text:style-name="P3" loext:marker-style-name="T4"><text:span text:style-name="T4">Schleichen</text:span><text:span text:style-name="T4"/></text:p>
                  <text:p text:style-name="P11" loext:marker-style-name="T12"/>
                </table:table-cell>
              </table:table-row>
              <table:table-row table:style-name="Tabelle6.1">
                <table:table-cell table:style-name="Tabelle6.A2" office:value-type="string">
                  <text:p text:style-name="P3" loext:marker-style-name="T12"><text:span text:style-name="T12">Angriff</text:span><text:span text:style-name="T12"/></text:p>
                  <text:p text:style-name="P11" loext:marker-style-name="T12"/>
                </table:table-cell>
                <table:table-cell table:style-name="Tabelle6.B2" office:value-type="string">
                  <text:p text:style-name="P3" loext:marker-style-name="T12"><text:span text:style-name="T12">Schaden</text:span><text:span text:style-name="T12"/></text:p>
                  <text:p text:style-name="P11" loext:marker-style-name="T12"/>
                </table:table-cell>
                <table:table-cell table:style-name="Tabelle6.C2" office:value-type="string">
                  <text:p text:style-name="P3" loext:marker-style-name="T12"><text:span text:style-name="T12">Parade</text:span><text:span text:style-name="T12"/></text:p>
                </table:table-cell>
              </table:table-row>
              <table:table-row table:style-name="Tabelle6.1">
                <table:table-cell table:style-name="Tabelle6.A3" table:number-columns-spanned="3" office:value-type="string">
                  <text:p text:style-name="P29" loext:marker-style-name="T17"/>
                  <text:p text:style-name="P30" loext:marker-style-name="T18"/>
                  <text:p text:style-name="P11" loext:marker-style-name="T12"/>
                </table:table-cell>
                <table:covered-table-cell/>
                <table:covered-table-cell/>
              </table:table-row>
            </table:table>
            <text:p text:style-name="P27" loext:marker-style-name="T12"/>
            <table:table table:name="Tabelle7" table:style-name="Tabelle7">
              <table:table-column table:style-name="Tabelle7.A"/>
              <table:table-column table:style-name="Tabelle7.B" table:number-columns-repeated="2"/>
              <table:table-row table:style-name="Tabelle7.1">
                <table:table-cell table:style-name="Tabelle7.A1" office:value-type="string">
                  <text:p text:style-name="P11" loext:marker-style-name="T12"/>
                </table:table-cell>
                <table:table-cell table:style-name="Tabelle7.A1" office:value-type="string">
                  <text:p text:style-name="P3" loext:marker-style-name="T4"><text:span text:style-name="T4">Reichweite</text:span><text:span text:style-name="T4"/></text:p>
                  <text:p text:style-name="P11" loext:marker-style-name="T12"/>
                </table:table-cell>
                <table:table-cell table:style-name="Tabelle7.A1" office:value-type="string">
                  <text:p text:style-name="P3" loext:marker-style-name="T4"><text:span text:style-name="T4">Schleichen</text:span><text:span text:style-name="T4"/></text:p>
                  <text:p text:style-name="P11" loext:marker-style-name="T12"/>
                </table:table-cell>
              </table:table-row>
              <table:table-row table:style-name="Tabelle7.1">
                <table:table-cell table:style-name="Tabelle7.A2" office:value-type="string">
                  <text:p text:style-name="P3" loext:marker-style-name="T12"><text:span text:style-name="T12">Angriff</text:span><text:span text:style-name="T12"/></text:p>
                  <text:p text:style-name="P11" loext:marker-style-name="T12"/>
                </table:table-cell>
                <table:table-cell table:style-name="Tabelle7.B2" office:value-type="string">
                  <text:p text:style-name="P3" loext:marker-style-name="T12"><text:span text:style-name="T12">Schaden</text:span><text:span text:style-name="T12"/></text:p>
                  <text:p text:style-name="P11" loext:marker-style-name="T12"/>
                </table:table-cell>
                <table:table-cell table:style-name="Tabelle7.C2" office:value-type="string">
                  <text:p text:style-name="P3" loext:marker-style-name="T12"><text:span text:style-name="T12">Parade</text:span><text:span text:style-name="T12"/></text:p>
                </table:table-cell>
              </table:table-row>
              <table:table-row table:style-name="Tabelle7.1">
                <table:table-cell table:style-name="Tabelle7.A3" table:number-columns-spanned="3" office:value-type="string">
                  <text:p text:style-name="P29" loext:marker-style-name="T17"/>
                  <text:p text:style-name="P30" loext:marker-style-name="T18"/>
                  <text:p text:style-name="P11" loext:marker-style-name="T12"/>
                </table:table-cell>
                <table:covered-table-cell/>
                <table:covered-table-cell/>
              </table:table-row>
            </table:table>
            <text:p text:style-name="P27" loext:marker-style-name="T12"/>
          </table:table-cell>
        </table:table-row>
      </table:table>
      <text:p text:style-name="P31" loext:marker-style-name="T19"/>
      <text:p text:style-name="P24" loext:marker-style-name="T12"><text:span text:style-name="T7">Rüstungen</text:span><text:span text:style-name="T12"/></text:p>
      <table:table table:name="Tabelle11" table:style-name="Tabelle11">
        <table:table-column table:style-name="Tabelle11.A" table:number-columns-repeated="2"/>
        <table:table-row table:style-name="Tabelle11.1">
          <table:table-cell table:style-name="Tabelle11.A1" office:value-type="string">
            <table:table table:name="Tabelle9" table:style-name="Tabelle9">
              <table:table-column table:style-name="Tabelle9.A"/>
              <table:table-column table:style-name="Tabelle9.B"/>
              <table:table-row table:style-name="Tabelle9.1">
                <table:table-cell table:style-name="Tabelle9.A1" office:value-type="string">
                  <text:p text:style-name="P16" loext:marker-style-name="T9"/>
                </table:table-cell>
                <table:table-cell table:style-name="Tabelle9.B1" office:value-type="string">
                  <text:p text:style-name="P2" loext:marker-style-name="T1"><text:span text:style-name="T1">RK</text:span><text:span text:style-name="T1"/></text:p>
                </table:table-cell>
              </table:table-row>
              <table:table-row table:style-name="Tabelle9.2">
                <table:table-cell table:style-name="Tabelle9.A1" table:number-columns-spanned="2" office:value-type="string">
                  <text:p text:style-name="P11" loext:marker-style-name="T12"><text:soft-page-break/></text:p>
                  <text:p text:style-name="P11" loext:marker-style-name="T12"/>
                  <text:p text:style-name="P11" loext:marker-style-name="T12"/>
                </table:table-cell>
                <table:covered-table-cell/>
              </table:table-row>
            </table:table>
            <text:p text:style-name="P27" loext:marker-style-name="T12"/>
          </table:table-cell>
          <table:table-cell table:style-name="Tabelle11.A1" office:value-type="string">
            <table:table table:name="Tabelle10" table:style-name="Tabelle10">
              <table:table-column table:style-name="Tabelle10.A"/>
              <table:table-column table:style-name="Tabelle10.B"/>
              <table:table-row table:style-name="Tabelle10.1">
                <table:table-cell table:style-name="Tabelle10.A1" office:value-type="string">
                  <text:p text:style-name="P16" loext:marker-style-name="T9"/>
                </table:table-cell>
                <table:table-cell table:style-name="Tabelle10.B1" office:value-type="string">
                  <text:p text:style-name="P2" loext:marker-style-name="T1"><text:span text:style-name="T1">RK</text:span><text:span text:style-name="T1"/></text:p>
                </table:table-cell>
              </table:table-row>
              <table:table-row table:style-name="Tabelle10.2">
                <table:table-cell table:style-name="Tabelle10.A1" table:number-columns-spanned="2" office:value-type="string">
                  <text:p text:style-name="P11" loext:marker-style-name="T12"><text:soft-page-break/></text:p>
                  <text:p text:style-name="P11" loext:marker-style-name="T12"/>
                  <text:p text:style-name="P11" loext:marker-style-name="T12"/>
                </table:table-cell>
                <table:covered-table-cell/>
              </table:table-row>
            </table:table>
            <text:p text:style-name="P27" loext:marker-style-name="T12"/>
          </table:table-cell>
        </table:table-row>
      </table:table>
      <text:p text:style-name="P24" loext:marker-style-name="T12"><text:span text:style-name="T7">Fähigkeiten und Effekte</text:span><text:span text:style-name="T12"/></text:p>
      <table:table table:name="Tabelle12" table:style-name="Tabelle12">
        <table:table-column table:style-name="Tabelle12.A"/>
        <table:table-row table:style-name="Tabelle12.1">
          <table:table-cell table:style-name="Tabelle12.A1" office:value-type="string">
            <text:p text:style-name="P19" loext:marker-style-name="T20"/>
          </table:table-cell>
        </table:table-row>
        <table:table-row table:style-name="Tabelle12.1">
          <table:table-cell table:style-name="Tabelle12.A1" office:value-type="string">
            <text:p text:style-name="P19" loext:marker-style-name="T20"/>
          </table:table-cell>
        </table:table-row>
        <table:table-row table:style-name="Tabelle12.1">
          <table:table-cell table:style-name="Tabelle12.A1" office:value-type="string">
            <text:p text:style-name="P19" loext:marker-style-name="T20"/>
          </table:table-cell>
        </table:table-row>
        <table:table-row table:style-name="Tabelle12.1">
          <table:table-cell table:style-name="Tabelle12.A1" office:value-type="string">
            <text:p text:style-name="P19" loext:marker-style-name="T20"/>
          </table:table-cell>
        </table:table-row>
        <table:table-row table:style-name="Tabelle12.1">
          <table:table-cell table:style-name="Tabelle12.A1" office:value-type="string">
            <text:p text:style-name="P19" loext:marker-style-name="T20"/>
          </table:table-cell>
        </table:table-row>
        <table:table-row table:style-name="Tabelle12.1">
          <table:table-cell table:style-name="Tabelle12.A1" office:value-type="string">
            <text:p text:style-name="P19" loext:marker-style-name="T20"/>
          </table:table-cell>
        </table:table-row>
        <table:table-row table:style-name="Tabelle12.1">
          <table:table-cell table:style-name="Tabelle12.A1" office:value-type="string">
            <text:p text:style-name="P19" loext:marker-style-name="T20"/>
          </table:table-cell>
        </table:table-row>
      </table:table>
      <text:p text:style-name="P32" loext:marker-style-name="T7"/>
      <text:p text:style-name="P32" loext:marker-style-name="T7"/>
      <text:p text:style-name="P24" loext:marker-style-name="T7"><text:span text:style-name="T7">Inventar</text:span><text:span text:style-name="T7"/></text:p>
      <table:table table:name="Tabelle13" table:style-name="Tabelle13">
        <table:table-column table:style-name="Tabelle13.A"/>
        <table:table-column table:style-name="Tabelle13.B"/>
        <table:table-column table:style-name="Tabelle13.C" table:number-columns-repeated="2"/>
        <table:table-column table:style-name="Tabelle13.E"/>
        <table:table-row table:style-name="Tabelle13.1">
          <table:table-cell table:style-name="Tabelle13.A1" office:value-type="string">
            <text:p text:style-name="P3" loext:marker-style-name="T1"><text:span text:style-name="T1">Dukaten</text:span><text:span text:style-name="T1"/></text:p>
          </table:table-cell>
          <table:table-cell table:style-name="Tabelle13.A1" office:value-type="string">
            <text:p text:style-name="P3" loext:marker-style-name="T1"><text:span text:style-name="T1">Silbertaler</text:span><text:span text:style-name="T1"/></text:p>
          </table:table-cell>
          <table:table-cell table:style-name="Tabelle13.A1" office:value-type="string">
            <text:p text:style-name="P3" loext:marker-style-name="T1"><text:span text:style-name="T1">Heller</text:span><text:span text:style-name="T1"/></text:p>
          </table:table-cell>
          <table:table-cell table:style-name="Tabelle13.A1" office:value-type="string">
            <text:p text:style-name="P3" loext:marker-style-name="T1"><text:span text:style-name="T1">Kreuzer</text:span><text:span text:style-name="T1"/></text:p>
          </table:table-cell>
          <table:table-cell table:style-name="Tabelle13.E1" office:value-type="string">
            <text:p text:style-name="P2"/>
          </table:table-cell>
        </table:table-row>
        <table:table-row table:style-name="Tabelle13.2">
          <table:table-cell table:style-name="Tabelle13.A1" office:value-type="string">
            <text:p text:style-name="P8" loext:marker-style-name="T1"/>
          </table:table-cell>
          <table:table-cell table:style-name="Tabelle13.A1" office:value-type="string">
            <text:p text:style-name="P8" loext:marker-style-name="T1"/>
          </table:table-cell>
          <table:table-cell table:style-name="Tabelle13.A1" office:value-type="string">
            <text:p text:style-name="P8" loext:marker-style-name="T1"/>
          </table:table-cell>
          <table:table-cell table:style-name="Tabelle13.A1" office:value-type="string">
            <text:p text:style-name="P8" loext:marker-style-name="T1"/>
          </table:table-cell>
          <table:table-cell table:style-name="Tabelle13.E1" office:value-type="string">
            <text:p text:style-name="P2"/>
          </table:table-cell>
        </table:table-row>
        <text:soft-page-break/>
        <table:table-row table:style-name="Tabelle13.3">
          <table:table-cell table:style-name="Tabelle13.A1" table:number-columns-spanned="5" office:value-type="string"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7" loext:marker-style-name="T9"/>
          </table:table-cell>
          <table:covered-table-cell/>
          <table:covered-table-cell/>
          <table:covered-table-cell/>
          <table:covered-table-cell/>
        </table:table-row>
      </table:table>
      <text:p text:style-name="P25" loext:marker-style-name="T10"><text:span text:style-name="T10">Talente</text:span><text:span text:style-name="T10"/></text:p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P20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  <table:table-row table:style-name="Tabelle14.1">
          <table:table-cell table:style-name="Tabelle14.A1" office:value-type="string">
            <text:p text:style-name="P20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  <table:table-row table:style-name="Tabelle14.1">
          <table:table-cell table:style-name="Tabelle14.A1" office:value-type="string">
            <text:p text:style-name="P20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  <text:soft-page-break/>
        <table:table-row table:style-name="Tabelle14.1">
          <table:table-cell table:style-name="Tabelle14.A1" office:value-type="string">
            <text:p text:style-name="P20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  <table:table-row table:style-name="Tabelle14.1">
          <table:table-cell table:style-name="Tabelle14.A1" office:value-type="string">
            <text:p text:style-name="P20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  <table:table-row table:style-name="Tabelle14.1">
          <table:table-cell table:style-name="Tabelle14.A1" office:value-type="string">
            <text:p text:style-name="P20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  <table:table-row table:style-name="Tabelle14.1">
          <table:table-cell table:style-name="Tabelle14.A1" office:value-type="string">
            <text:p text:style-name="P20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  <table:table-row table:style-name="Tabelle14.1">
          <table:table-cell table:style-name="Tabelle14.A1" office:value-type="string">
            <text:p text:style-name="P20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0" loext:marker-style-name="T22"/>
          </table:table-cell>
        </table:table-row>
      </table:table>
      <text:p text:style-name="P33" loext:marker-style-name="T10"/>
      <text:p text:style-name="P26" loext:marker-style-name="T10"><text:span text:style-name="T10">Zauber</text:span><text:span text:style-name="T10"/></text:p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A"/>
        <table:table-row table:style-name="Tabelle15.1">
          <table:table-cell table:style-name="Tabelle15.A1" office:value-type="string">
            <text:p text:style-name="P9" loext:marker-style-name="T2"/>
          </table:table-cell>
          <table:table-cell table:style-name="Tabelle15.A1" office:value-type="string">
            <text:p text:style-name="P2" loext:marker-style-name="T2"><text:span text:style-name="T2">Rang:</text:span><text:span text:style-name="T2"/></text:p>
          </table:table-cell>
          <table:table-cell table:style-name="Tabelle15.A1" office:value-type="string">
            <text:p text:style-name="P2" loext:marker-style-name="T2"><text:span text:style-name="T2">Mana:</text:span><text:span text:style-name="T2"/></text:p>
          </table:table-cell>
          <table:table-cell table:style-name="Tabelle15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15.1">
          <table:table-cell table:style-name="Tabelle15.A1" office:value-type="string">
            <text:p text:style-name="P9" loext:marker-style-name="T2"/>
          </table:table-cell>
          <table:table-cell table:style-name="Tabelle15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15.A1" office:value-type="string">
            <text:p text:style-name="P2" loext:marker-style-name="T2"><text:span text:style-name="T2">Dauer:</text:span><text:span text:style-name="T2"/></text:p>
          </table:table-cell>
          <table:table-cell table:style-name="Tabelle15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15.1">
          <table:table-cell table:style-name="Tabelle15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A"/>
        <table:table-row table:style-name="Tabelle16.1">
          <table:table-cell table:style-name="Tabelle16.A1" office:value-type="string">
            <text:p text:style-name="P9" loext:marker-style-name="T2"/>
          </table:table-cell>
          <table:table-cell table:style-name="Tabelle16.A1" office:value-type="string">
            <text:p text:style-name="P2" loext:marker-style-name="T2"><text:span text:style-name="T2">Rang:</text:span><text:span text:style-name="T2"/></text:p>
          </table:table-cell>
          <table:table-cell table:style-name="Tabelle16.A1" office:value-type="string">
            <text:p text:style-name="P2" loext:marker-style-name="T2"><text:span text:style-name="T2">Mana:</text:span><text:span text:style-name="T2"/></text:p>
          </table:table-cell>
          <table:table-cell table:style-name="Tabelle16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16.1">
          <table:table-cell table:style-name="Tabelle16.A1" office:value-type="string">
            <text:p text:style-name="P9" loext:marker-style-name="T2"/>
          </table:table-cell>
          <table:table-cell table:style-name="Tabelle16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16.A1" office:value-type="string">
            <text:p text:style-name="P2" loext:marker-style-name="T2"><text:span text:style-name="T2">Dauer:</text:span><text:span text:style-name="T2"/></text:p>
          </table:table-cell>
          <table:table-cell table:style-name="Tabelle16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16.1">
          <table:table-cell table:style-name="Tabelle16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A"/>
        <table:table-row table:style-name="Tabelle17.1">
          <table:table-cell table:style-name="Tabelle17.A1" office:value-type="string">
            <text:p text:style-name="P9" loext:marker-style-name="T2"/>
          </table:table-cell>
          <table:table-cell table:style-name="Tabelle17.A1" office:value-type="string">
            <text:p text:style-name="P2" loext:marker-style-name="T2"><text:span text:style-name="T2">Rang:</text:span><text:span text:style-name="T2"/></text:p>
          </table:table-cell>
          <table:table-cell table:style-name="Tabelle17.A1" office:value-type="string">
            <text:p text:style-name="P2" loext:marker-style-name="T2"><text:span text:style-name="T2">Mana:</text:span><text:span text:style-name="T2"/></text:p>
          </table:table-cell>
          <table:table-cell table:style-name="Tabelle17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17.1">
          <table:table-cell table:style-name="Tabelle17.A1" office:value-type="string">
            <text:p text:style-name="P9" loext:marker-style-name="T2"/>
          </table:table-cell>
          <table:table-cell table:style-name="Tabelle17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17.A1" office:value-type="string">
            <text:p text:style-name="P2" loext:marker-style-name="T2"><text:span text:style-name="T2">Dauer:</text:span><text:span text:style-name="T2"/></text:p>
          </table:table-cell>
          <table:table-cell table:style-name="Tabelle17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17.1">
          <table:table-cell table:style-name="Tabelle17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ext:p text:style-name="P26" loext:marker-style-name="T10"><text:span text:style-name="T10">Proben</text:span><text:span text:style-name="T10"/></text:p>
      <table:table table:name="Tabelle22" table:style-name="Tabelle22">
        <table:table-column table:style-name="Tabelle22.A"/>
        <table:table-column table:style-name="Tabelle22.B"/>
        <table:table-row table:style-name="Tabelle22.1">
          <table:table-cell table:style-name="Tabelle22.A1" office:value-type="string">
            <text:p text:style-name="P5" loext:marker-style-name="T21"><text:span text:style-name="T21">Survival</text:span><text:span text:style-name="T21"/></text:p>
            <table:table table:name="Tabelle18" table:style-name="Tabelle18">
              <table:table-column table:style-name="Tabelle18.A"/>
              <table:table-column table:style-name="Tabelle18.B"/>
              <table:table-row table:style-name="Tabelle18.1">
                <table:table-cell table:style-name="Tabelle18.A1" office:value-type="string">
                  <text:p text:style-name="P6" loext:marker-style-name="T6"><text:span text:style-name="T6">Fertigkeit</text:span><text:span text:style-name="T6"/></text:p>
                </table:table-cell>
                <table:table-cell table:style-name="Tabelle18.A1" office:value-type="string">
                  <text:p text:style-name="P7" loext:marker-style-name="T6"><text:span text:style-name="T6">Würfel</text:span><text:span text:style-name="T6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6" loext:marker-style-name="T13"><text:span text:style-name="T13">Bemerken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War</text:span><text:span text:style-name="T13"/></text:p>
                </table:table-cell>
              </table:table-row>
              <table:table-row table:style-name="Tabelle18.2">
                <table:table-cell table:style-name="Tabelle18.A3" office:value-type="string">
                  <text:p text:style-name="P6" loext:marker-style-name="T13"><text:span text:style-name="T13">Fallen stellen</text:span><text:span text:style-name="T13"/></text:p>
                </table:table-cell>
                <table:table-cell table:style-name="Tabelle18.B3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6" loext:marker-style-name="T13"><text:span text:style-name="T13">Feuer machen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18.2">
                <table:table-cell table:style-name="Tabelle18.A5" office:value-type="string">
                  <text:p text:style-name="P6" loext:marker-style-name="T13"><text:span text:style-name="T13">Orientierung</text:span><text:span text:style-name="T13"/></text:p>
                </table:table-cell>
                <table:table-cell table:style-name="Tabelle18.B5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6" loext:marker-style-name="T13"><text:span text:style-name="T13">Reagieren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War</text:span><text:span text:style-name="T13"/></text:p>
                </table:table-cell>
              </table:table-row>
              <table:table-row table:style-name="Tabelle18.2">
                <table:table-cell table:style-name="Tabelle18.A7" office:value-type="string">
                  <text:p text:style-name="P6" loext:marker-style-name="T13"><text:span text:style-name="T13">Spurenlesen*</text:span><text:span text:style-name="T13"/></text:p>
                </table:table-cell>
                <table:table-cell table:style-name="Tabelle18.B7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6" loext:marker-style-name="T13"><text:span text:style-name="T13">Tierumgang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18.2">
                <table:table-cell table:style-name="Tabelle18.A9" office:value-type="string">
                  <text:p text:style-name="P6" loext:marker-style-name="T13"><text:span text:style-name="T13">Willenskraft</text:span><text:span text:style-name="T13"/></text:p>
                </table:table-cell>
                <table:table-cell table:style-name="Tabelle18.B9" office:value-type="string">
                  <text:p text:style-name="P2" loext:marker-style-name="T13"><text:span text:style-name="T13">Wil</text:span><text:span text:style-name="T13"/></text:p>
                </table:table-cell>
              </table:table-row>
            </table:table>
            <text:p text:style-name="P10" loext:marker-style-name="T3"/>
            <text:p text:style-name="P5" loext:marker-style-name="T21"><text:span text:style-name="T21">Sport</text:span><text:span text:style-name="T21"/></text:p>
            <table:table table:name="Tabelle19" table:style-name="Tabelle19">
              <table:table-column table:style-name="Tabelle19.A"/>
              <table:table-column table:style-name="Tabelle19.B"/>
              <table:table-row table:style-name="Tabelle19.1">
                <table:table-cell table:style-name="Tabelle19.A1" office:value-type="string">
                  <text:p text:style-name="P6" loext:marker-style-name="T8"><text:span text:style-name="T6">Fertigkeit</text:span><text:span text:style-name="T8"/></text:p>
                </table:table-cell>
                <table:table-cell table:style-name="Tabelle19.A1" office:value-type="string">
                  <text:p text:style-name="P7" loext:marker-style-name="T8"><text:span text:style-name="T8">Würfel</text:span><text:span text:style-name="T8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6" loext:marker-style-name="T11"><text:span text:style-name="T11">Akrobatik</text:span><text:span text:style-name="T11"/></text:p>
                </table:table-cell>
                <table:table-cell table:style-name="Tabelle19.A2" office:value-type="string">
                  <text:p text:style-name="P2" loext:marker-style-name="T11"><text:span text:style-name="T11">Bew</text:span><text:span text:style-name="T11"/></text:p>
                </table:table-cell>
              </table:table-row>
              <table:table-row table:style-name="Tabelle19.2">
                <table:table-cell table:style-name="Tabelle19.A3" office:value-type="string">
                  <text:p text:style-name="P6" loext:marker-style-name="T11"><text:span text:style-name="T11">Ausdauer</text:span><text:span text:style-name="T11"/></text:p>
                </table:table-cell>
                <table:table-cell table:style-name="Tabelle19.B3" office:value-type="string">
                  <text:p text:style-name="P2" loext:marker-style-name="T11"><text:span text:style-name="T11">Kon</text:span><text:span text:style-name="T11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6" loext:marker-style-name="T11"><text:span text:style-name="T11">Ausweichen</text:span><text:span text:style-name="T11"/></text:p>
                </table:table-cell>
                <table:table-cell table:style-name="Tabelle19.A2" office:value-type="string">
                  <text:p text:style-name="P2" loext:marker-style-name="T11"><text:span text:style-name="T11">Bew</text:span><text:span text:style-name="T11"/></text:p>
                </table:table-cell>
              </table:table-row>
              <table:table-row table:style-name="Tabelle19.2">
                <table:table-cell table:style-name="Tabelle19.A5" office:value-type="string">
                  <text:p text:style-name="P6" loext:marker-style-name="T13"><text:span text:style-name="T13">Fingerfertigkeit</text:span><text:span text:style-name="T13"/></text:p>
                </table:table-cell>
                <table:table-cell table:style-name="Tabelle19.B5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6" loext:marker-style-name="T13"><text:span text:style-name="T13">Kletter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19.2">
                <table:table-cell table:style-name="Tabelle19.A7" office:value-type="string">
                  <text:p text:style-name="P6" loext:marker-style-name="T13"><text:span text:style-name="T13">Schleichen</text:span><text:span text:style-name="T13"/></text:p>
                </table:table-cell>
                <table:table-cell table:style-name="Tabelle19.B7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6" loext:marker-style-name="T13"><text:span text:style-name="T13">Schwimme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Kon</text:span><text:span text:style-name="T13"/></text:p>
                </table:table-cell>
              </table:table-row>
              <table:table-row table:style-name="Tabelle19.2">
                <table:table-cell table:style-name="Tabelle19.A9" office:value-type="string">
                  <text:p text:style-name="P6" loext:marker-style-name="T13"><text:span text:style-name="T13">Sprinten</text:span><text:span text:style-name="T13"/></text:p>
                </table:table-cell>
                <table:table-cell table:style-name="Tabelle19.B9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6" loext:marker-style-name="T13"><text:span text:style-name="T13">Stemmen, Schiebe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19.2">
                <table:table-cell table:style-name="Tabelle19.A11" office:value-type="string">
                  <text:p text:style-name="P6" loext:marker-style-name="T13"><text:span text:style-name="T13">Überwältigen</text:span><text:span text:style-name="T13"/></text:p>
                </table:table-cell>
                <table:table-cell table:style-name="Tabelle19.B11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6" loext:marker-style-name="T13"><text:span text:style-name="T13">Werfe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</table:table>
            <text:p text:style-name="P18" loext:marker-style-name="T10"/>
          </table:table-cell>
          <table:table-cell table:style-name="Tabelle22.A1" office:value-type="string">
            <text:p text:style-name="P5" loext:marker-style-name="T21"><text:span text:style-name="T21">Sozial</text:span><text:span text:style-name="T21"/></text:p>
            <table:table table:name="Tabelle20" table:style-name="Tabelle20">
              <table:table-column table:style-name="Tabelle20.A"/>
              <table:table-column table:style-name="Tabelle20.B"/>
              <table:table-row table:style-name="Tabelle20.1">
                <table:table-cell table:style-name="Tabelle20.A1" office:value-type="string">
                  <text:p text:style-name="P6" loext:marker-style-name="T6"><text:span text:style-name="T6">Fertigkeit</text:span><text:span text:style-name="T6"/></text:p>
                </table:table-cell>
                <table:table-cell table:style-name="Tabelle20.A1" office:value-type="string">
                  <text:p text:style-name="P7" loext:marker-style-name="T6"><text:span text:style-name="T6">Würfel</text:span><text:span text:style-name="T6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6" loext:marker-style-name="T13"><text:span text:style-name="T13">Einschüchter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3" office:value-type="string">
                  <text:p text:style-name="P6" loext:marker-style-name="T13"><text:span text:style-name="T13">Führen/Begeistern</text:span><text:span text:style-name="T13"/></text:p>
                </table:table-cell>
                <table:table-cell table:style-name="Tabelle20.B3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6" loext:marker-style-name="T13"><text:span text:style-name="T13">Lügen/Manipuliere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0.2">
                <table:table-cell table:style-name="Tabelle20.A5" office:value-type="string">
                  <text:p text:style-name="P6" loext:marker-style-name="T13"><text:span text:style-name="T13">Menschenkenntnis</text:span><text:span text:style-name="T13"/></text:p>
                </table:table-cell>
                <table:table-cell table:style-name="Tabelle20.B5" office:value-type="string">
                  <text:p text:style-name="P2" loext:marker-style-name="T13"><text:span text:style-name="T13">War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6" loext:marker-style-name="T13"><text:span text:style-name="T13">Schauspieler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Hum</text:span><text:span text:style-name="T13"/></text:p>
                </table:table-cell>
              </table:table-row>
              <table:table-row table:style-name="Tabelle20.2">
                <table:table-cell table:style-name="Tabelle20.A7" office:value-type="string">
                  <text:p text:style-name="P6" loext:marker-style-name="T13"><text:span text:style-name="T13">Überzeugen/Verhandeln</text:span><text:span text:style-name="T13"/></text:p>
                </table:table-cell>
                <table:table-cell table:style-name="Tabelle20.B7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6" loext:marker-style-name="T13"><text:span text:style-name="T13">Unterstützen, aufbaue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9" office:value-type="string">
                  <text:p text:style-name="P6" loext:marker-style-name="T13"><text:span text:style-name="T13">Verführen/Flirten</text:span><text:span text:style-name="T13"/></text:p>
                </table:table-cell>
                <table:table-cell table:style-name="Tabelle20.B9" office:value-type="string">
                  <text:p text:style-name="P2" loext:marker-style-name="T13"><text:span text:style-name="T13">Hum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6" loext:marker-style-name="T13"><text:span text:style-name="T13">Verspotte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Hum</text:span><text:span text:style-name="T13"/></text:p>
                </table:table-cell>
              </table:table-row>
            </table:table>
            <text:p text:style-name="P22" loext:marker-style-name="T6"/>
            <text:p text:style-name="P5" loext:marker-style-name="T21"><text:span text:style-name="T21">Handwerk</text:span><text:span text:style-name="T21"/></text:p>
            <table:table table:name="Tabelle21" table:style-name="Tabelle21">
              <table:table-column table:style-name="Tabelle21.A"/>
              <table:table-column table:style-name="Tabelle21.B"/>
              <table:table-row table:style-name="Tabelle21.1">
                <table:table-cell table:style-name="Tabelle21.A1" office:value-type="string">
                  <text:p text:style-name="P6" loext:marker-style-name="T8"><text:span text:style-name="T6">Fertigkeit</text:span><text:span text:style-name="T8"/></text:p>
                </table:table-cell>
                <table:table-cell table:style-name="Tabelle21.A1" office:value-type="string">
                  <text:p text:style-name="P7" loext:marker-style-name="T8"><text:span text:style-name="T8">Würfel</text:span><text:span text:style-name="T8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6" loext:marker-style-name="T15"><text:span text:style-name="T13">Basteln</text:span><text:span text:style-name="T16"/></text:p>
                </table:table-cell>
                <table:table-cell table:style-name="Tabelle21.A2" office:value-type="string">
                  <text:p text:style-name="P2" loext:marker-style-name="T11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3" office:value-type="string">
                  <text:p text:style-name="P6" loext:marker-style-name="T11"><text:span text:style-name="T14">Naturmaterialen/Sonstige</text:span><text:span text:style-name="T14"/></text:p>
                </table:table-cell>
                <table:table-cell table:style-name="Tabelle21.B3" office:value-type="string">
                  <text:p text:style-name="P2" loext:marker-style-name="T11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6" loext:marker-style-name="T11"><text:span text:style-name="T13">Reparieren</text:span><text:span text:style-name="T13"/></text:p>
                </table:table-cell>
                <table:table-cell table:style-name="Tabelle21.A2" office:value-type="string">
                  <text:p text:style-name="P2" loext:marker-style-name="T11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5" office:value-type="string">
                  <text:p text:style-name="P6" loext:marker-style-name="T13"><text:span text:style-name="T13">Schifffahrt*</text:span><text:span text:style-name="T13"/></text:p>
                </table:table-cell>
                <table:table-cell table:style-name="Tabelle21.B5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6" loext:marker-style-name="T13"><text:span text:style-name="T13">Schlösser knacken*</text:span><text:span text:style-name="T13"/></text:p>
                </table:table-cell>
                <table:table-cell table:style-name="Tabelle21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7" office:value-type="string">
                  <text:p text:style-name="P6" loext:marker-style-name="T13"><text:span text:style-name="T13">Schreiben</text:span><text:span text:style-name="T13"/></text:p>
                </table:table-cell>
                <table:table-cell table:style-name="Tabelle21.B7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6" loext:marker-style-name="T13"><text:span text:style-name="T13">Taschendiebstahl</text:span><text:span text:style-name="T13"/></text:p>
                </table:table-cell>
                <table:table-cell table:style-name="Tabelle21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9" office:value-type="string">
                  <text:p text:style-name="P14" loext:marker-style-name="T13"/>
                </table:table-cell>
                <table:table-cell table:style-name="Tabelle21.B9" office:value-type="string">
                  <text:p text:style-name="P12" loext:marker-style-name="T13"/>
                </table:table-cell>
              </table:table-row>
              <table:table-row table:style-name="Tabelle21.2">
                <table:table-cell table:style-name="Tabelle21.A2" office:value-type="string">
                  <text:p text:style-name="P14" loext:marker-style-name="T13"/>
                </table:table-cell>
                <table:table-cell table:style-name="Tabelle21.A2" office:value-type="string">
                  <text:p text:style-name="P12" loext:marker-style-name="T13"/>
                </table:table-cell>
              </table:table-row>
              <table:table-row table:style-name="Tabelle21.2">
                <table:table-cell table:style-name="Tabelle21.A11" office:value-type="string">
                  <text:p text:style-name="P14" loext:marker-style-name="T13"/>
                </table:table-cell>
                <table:table-cell table:style-name="Tabelle21.B11" office:value-type="string">
                  <text:p text:style-name="P12" loext:marker-style-name="T13"/>
                </table:table-cell>
              </table:table-row>
              <table:table-row table:style-name="Tabelle21.2">
                <table:table-cell table:style-name="Tabelle21.A2" office:value-type="string">
                  <text:p text:style-name="P14" loext:marker-style-name="T13"/>
                </table:table-cell>
                <table:table-cell table:style-name="Tabelle21.A2" office:value-type="string">
                  <text:p text:style-name="P12" loext:marker-style-name="T13"/>
                </table:table-cell>
              </table:table-row>
            </table:table>
            <text:p text:style-name="P18" loext:marker-style-name="T10"/>
          </table:table-cell>
        </table:table-row>
      </table:table>
      <text:p text:style-name="Standard"/>
      <table:table table:name="Tabelle26" table:style-name="Tabelle26">
        <table:table-column table:style-name="Tabelle26.A"/>
        <table:table-column table:style-name="Tabelle26.B"/>
        <table:table-row table:style-name="Tabelle26.1">
          <table:table-cell table:style-name="Tabelle26.A1" office:value-type="string">
            <text:p text:style-name="P5" loext:marker-style-name="T21"><text:span text:style-name="T21">Wissen</text:span><text:span text:style-name="T21"/></text:p>
            <table:table table:name="Tabelle23" table:style-name="Tabelle23">
              <table:table-column table:style-name="Tabelle23.A"/>
              <table:table-column table:style-name="Tabelle23.B"/>
              <table:table-row table:style-name="Tabelle23.1">
                <table:table-cell table:style-name="Tabelle23.A1" office:value-type="string">
                  <text:p text:style-name="P6" loext:marker-style-name="T6"><text:span text:style-name="T6">Fertigkeit</text:span><text:span text:style-name="T6"/></text:p>
                </table:table-cell>
                <table:table-cell table:style-name="Tabelle23.A1" office:value-type="string">
                  <text:p text:style-name="P7" loext:marker-style-name="T6"><text:span text:style-name="T6">Würfel</text:span><text:span text:style-name="T6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6" loext:marker-style-name="T13"><text:span text:style-name="T13">Biologie*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3" office:value-type="string">
                  <text:p text:style-name="P6" loext:marker-style-name="T13"><text:span text:style-name="T13">Dichten, Schreiben</text:span><text:span text:style-name="T13"/></text:p>
                </table:table-cell>
                <table:table-cell table:style-name="Tabelle23.B3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6" loext:marker-style-name="T13"><text:span text:style-name="T13">Geographie*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5" office:value-type="string">
                  <text:p text:style-name="P6" loext:marker-style-name="T13"><text:span text:style-name="T13">Kulturwissenschaft*</text:span><text:span text:style-name="T13"/></text:p>
                </table:table-cell>
                <table:table-cell table:style-name="Tabelle23.B5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6" loext:marker-style-name="T13"><text:span text:style-name="T13">Gossenwissen*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3.2">
                <table:table-cell table:style-name="Tabelle23.A7" office:value-type="string">
                  <text:p text:style-name="P6" loext:marker-style-name="T13"><text:span text:style-name="T13">Magiewissen*</text:span><text:span text:style-name="T13"/></text:p>
                </table:table-cell>
                <table:table-cell table:style-name="Tabelle23.B7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6" loext:marker-style-name="T13"><text:span text:style-name="T13">Mechanisches Wissen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3.2">
                <table:table-cell table:style-name="Tabelle23.A9" office:value-type="string">
                  <text:p text:style-name="P6" loext:marker-style-name="T13"><text:span text:style-name="T13">Medizin*</text:span><text:span text:style-name="T13"/></text:p>
                </table:table-cell>
                <table:table-cell table:style-name="Tabelle23.B9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6" loext:marker-style-name="T13"><text:span text:style-name="T13">Taktisches Wissen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</table:table>
            <text:p text:style-name="P22" loext:marker-style-name="T6"/>
            <text:p text:style-name="P5" loext:marker-style-name="T21"><text:span text:style-name="T21">Waffen</text:span><text:span text:style-name="T21"/></text:p>
            <table:table table:name="Tabelle24" table:style-name="Tabelle24">
              <table:table-column table:style-name="Tabelle24.A"/>
              <table:table-column table:style-name="Tabelle24.B"/>
              <table:table-row table:style-name="Tabelle24.1">
                <table:table-cell table:style-name="Tabelle24.A1" office:value-type="string">
                  <text:p text:style-name="P6" loext:marker-style-name="T8"><text:span text:style-name="T6">Fertigkeit</text:span><text:span text:style-name="T8"/></text:p>
                </table:table-cell>
                <table:table-cell table:style-name="Tabelle24.A1" office:value-type="string">
                  <text:p text:style-name="P7" loext:marker-style-name="T8"><text:span text:style-name="T8">Würfel</text:span><text:span text:style-name="T8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6" loext:marker-style-name="T13"><text:span text:style-name="T13">Armbrustschießen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4.2">
                <table:table-cell table:style-name="Tabelle24.A3" office:value-type="string">
                  <text:p text:style-name="P6" loext:marker-style-name="T13"><text:span text:style-name="T13">Axtkampf</text:span><text:span text:style-name="T13"/></text:p>
                </table:table-cell>
                <table:table-cell table:style-name="Tabelle24.B3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6" loext:marker-style-name="T13"><text:span text:style-name="T13">Bidenhänder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24.2">
                <table:table-cell table:style-name="Tabelle24.A5" office:value-type="string">
                  <text:p text:style-name="P6" loext:marker-style-name="T13"><text:span text:style-name="T13">Bogenschießen</text:span><text:span text:style-name="T13"/></text:p>
                </table:table-cell>
                <table:table-cell table:style-name="Tabelle24.B5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6" loext:marker-style-name="T13"><text:span text:style-name="T13">Faustkampf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24.2">
                <table:table-cell table:style-name="Tabelle24.A7" office:value-type="string">
                  <text:p text:style-name="P6" loext:marker-style-name="T13"><text:span text:style-name="T13">Messerkampf</text:span><text:span text:style-name="T13"/></text:p>
                </table:table-cell>
                <table:table-cell table:style-name="Tabelle24.B7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6" loext:marker-style-name="T13"><text:span text:style-name="T13">Schildgebrauch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Kon</text:span><text:span text:style-name="T13"/></text:p>
                </table:table-cell>
              </table:table-row>
              <table:table-row table:style-name="Tabelle24.2">
                <table:table-cell table:style-name="Tabelle24.A9" office:value-type="string">
                  <text:p text:style-name="P6" loext:marker-style-name="T13"><text:span text:style-name="T13">Schwertkampf</text:span><text:span text:style-name="T13"/></text:p>
                </table:table-cell>
                <table:table-cell table:style-name="Tabelle24.B9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6" loext:marker-style-name="T13"><text:span text:style-name="T13">Speerkampf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24.2">
                <table:table-cell table:style-name="Tabelle24.A11" office:value-type="string">
                  <text:p text:style-name="P15" loext:marker-style-name="T13">Stangenwaffen</text:p>
                </table:table-cell>
                <table:table-cell table:style-name="Tabelle24.B11" office:value-type="string">
                  <text:p text:style-name="P13" loext:marker-style-name="T13">Stä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15" loext:marker-style-name="T13">Schusswaffen</text:p>
                </table:table-cell>
                <table:table-cell table:style-name="Tabelle24.A2" office:value-type="string">
                  <text:p text:style-name="P13" loext:marker-style-name="T13">Ges</text:p>
                </table:table-cell>
              </table:table-row>
              <table:table-row table:style-name="Tabelle24.2">
                <table:table-cell table:style-name="Tabelle24.A13" office:value-type="string">
                  <text:p text:style-name="P14" loext:marker-style-name="T13"/>
                </table:table-cell>
                <table:table-cell table:style-name="Tabelle24.B13" office:value-type="string">
                  <text:p text:style-name="P12" loext:marker-style-name="T13"/>
                </table:table-cell>
              </table:table-row>
              <table:table-row table:style-name="Tabelle24.2">
                <table:table-cell table:style-name="Tabelle24.A2" office:value-type="string">
                  <text:p text:style-name="P14" loext:marker-style-name="T13"/>
                </table:table-cell>
                <table:table-cell table:style-name="Tabelle24.A2" office:value-type="string">
                  <text:p text:style-name="P12" loext:marker-style-name="T13"/>
                </table:table-cell>
              </table:table-row>
            </table:table>
            <text:p text:style-name="P18" loext:marker-style-name="T10"/>
            <text:p text:style-name="P22" loext:marker-style-name="T6"/>
          </table:table-cell>
          <table:table-cell table:style-name="Tabelle26.A1" office:value-type="string">
            <text:p text:style-name="P5" loext:marker-style-name="T21"><text:span text:style-name="T21">Magie</text:span><text:span text:style-name="T21"/></text:p>
            <table:table table:name="Tabelle25" table:style-name="Tabelle25">
              <table:table-column table:style-name="Tabelle25.A"/>
              <table:table-column table:style-name="Tabelle25.B"/>
              <table:table-row table:style-name="Tabelle25.1">
                <table:table-cell table:style-name="Tabelle25.A1" office:value-type="string">
                  <text:p text:style-name="P6" loext:marker-style-name="T6"><text:span text:style-name="T6">Talent</text:span><text:span text:style-name="T6"/></text:p>
                </table:table-cell>
                <table:table-cell table:style-name="Tabelle25.A1" office:value-type="string">
                  <text:p text:style-name="P7" loext:marker-style-name="T6"><text:span text:style-name="T6">Würfel</text:span><text:span text:style-name="T6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6" loext:marker-style-name="T13"><text:span text:style-name="T13">Alchemie*</text:span><text:span text:style-name="T13"/></text:p>
                </table:table-cell>
                <table:table-cell table:style-name="Tabelle25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5.2">
                <table:table-cell table:style-name="Tabelle25.A3" office:value-type="string">
                  <text:p text:style-name="P6" loext:marker-style-name="T6"><text:span text:style-name="T13">Ausrüstung verzaubern</text:span><text:span text:style-name="T7"/></text:p>
                </table:table-cell>
                <table:table-cell table:style-name="Tabelle25.B3" office:value-type="string">
                  <text:p text:style-name="P2" loext:marker-style-name="T6"><text:span text:style-name="T13">Int</text:span><text:span text:style-name="T7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6" loext:marker-style-name="T6"><text:span text:style-name="T13">Magie spüren*</text:span><text:span text:style-name="T7"/></text:p>
                </table:table-cell>
                <table:table-cell table:style-name="Tabelle25.A2" office:value-type="string">
                  <text:p text:style-name="P2" loext:marker-style-name="T6"><text:span text:style-name="T13">War</text:span><text:span text:style-name="T7"/></text:p>
                </table:table-cell>
              </table:table-row>
              <table:table-row table:style-name="Tabelle25.2">
                <table:table-cell table:style-name="Tabelle25.A5" office:value-type="string">
                  <text:p text:style-name="P6" loext:marker-style-name="T13"><text:span text:style-name="T13">Magie überladen*</text:span><text:span text:style-name="T13"/></text:p>
                </table:table-cell>
                <table:table-cell table:style-name="Tabelle25.B5" office:value-type="string">
                  <text:p text:style-name="P2" loext:marker-style-name="T13"><text:span text:style-name="T13">Wil</text:span><text:span text:style-name="T13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6" loext:marker-style-name="T6"><text:span text:style-name="T13">Magie verbergen</text:span><text:span text:style-name="T7"/></text:p>
                </table:table-cell>
                <table:table-cell table:style-name="Tabelle25.A2" office:value-type="string">
                  <text:p text:style-name="P2" loext:marker-style-name="T6"><text:span text:style-name="T13">Int</text:span><text:span text:style-name="T7"/></text:p>
                </table:table-cell>
              </table:table-row>
              <table:table-row table:style-name="Tabelle25.2">
                <table:table-cell table:style-name="Tabelle25.A7" office:value-type="string">
                  <text:p text:style-name="P6" loext:marker-style-name="T6"><text:span text:style-name="T13">Verzauberung</text:span><text:span text:style-name="T7"/></text:p>
                </table:table-cell>
                <table:table-cell table:style-name="Tabelle25.B7" office:value-type="string">
                  <text:p text:style-name="P2" loext:marker-style-name="T6"><text:span text:style-name="T13">Wil</text:span><text:span text:style-name="T7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6" loext:marker-style-name="T13"><text:span text:style-name="T13">Beschwörung</text:span><text:span text:style-name="T13"/></text:p>
                </table:table-cell>
                <table:table-cell table:style-name="Tabelle25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5.2">
                <table:table-cell table:style-name="Tabelle25.A9" office:value-type="string">
                  <text:p text:style-name="P6" loext:marker-style-name="T13"><text:span text:style-name="T13">Zerstörung</text:span><text:span text:style-name="T13"/></text:p>
                </table:table-cell>
                <table:table-cell table:style-name="Tabelle25.B9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6" loext:marker-style-name="T13"><text:span text:style-name="T13">Veränderung</text:span><text:span text:style-name="T13"/></text:p>
                </table:table-cell>
                <table:table-cell table:style-name="Tabelle25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</table:table>
            <text:p text:style-name="P22" loext:marker-style-name="T6"/>
            <text:p text:style-name="P22" loext:marker-style-name="T6"/>
          </table:table-cell>
        </table:table-row>
      </table:table>
      <text:p text:style-name="P35" loext:marker-style-name="T10"/>
      <text:p text:style-name="P26" loext:marker-style-name="T10"><text:span text:style-name="T10">Zauber</text:span><text:span text:style-name="T10"/></text:p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A"/>
        <table:table-row table:style-name="Tabelle27.1">
          <table:table-cell table:style-name="Tabelle27.A1" office:value-type="string">
            <text:p text:style-name="P9" loext:marker-style-name="T2"/>
          </table:table-cell>
          <table:table-cell table:style-name="Tabelle27.A1" office:value-type="string">
            <text:p text:style-name="P2" loext:marker-style-name="T2"><text:span text:style-name="T2">Rang:</text:span><text:span text:style-name="T2"/></text:p>
          </table:table-cell>
          <table:table-cell table:style-name="Tabelle27.A1" office:value-type="string">
            <text:p text:style-name="P2" loext:marker-style-name="T2"><text:span text:style-name="T2">Mana:</text:span><text:span text:style-name="T2"/></text:p>
          </table:table-cell>
          <table:table-cell table:style-name="Tabelle27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27.1">
          <table:table-cell table:style-name="Tabelle27.A1" office:value-type="string">
            <text:p text:style-name="P9" loext:marker-style-name="T2"/>
          </table:table-cell>
          <table:table-cell table:style-name="Tabelle27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27.A1" office:value-type="string">
            <text:p text:style-name="P2" loext:marker-style-name="T2"><text:span text:style-name="T2">Dauer:</text:span><text:span text:style-name="T2"/></text:p>
          </table:table-cell>
          <table:table-cell table:style-name="Tabelle27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27.1">
          <table:table-cell table:style-name="Tabelle27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column table:style-name="Tabelle28.A"/>
        <table:table-row table:style-name="Tabelle28.1">
          <table:table-cell table:style-name="Tabelle28.A1" office:value-type="string">
            <text:p text:style-name="P9" loext:marker-style-name="T2"/>
          </table:table-cell>
          <table:table-cell table:style-name="Tabelle28.A1" office:value-type="string">
            <text:p text:style-name="P2" loext:marker-style-name="T2"><text:span text:style-name="T2">Rang:</text:span><text:span text:style-name="T2"/></text:p>
          </table:table-cell>
          <table:table-cell table:style-name="Tabelle28.A1" office:value-type="string">
            <text:p text:style-name="P2" loext:marker-style-name="T2"><text:span text:style-name="T2">Mana:</text:span><text:span text:style-name="T2"/></text:p>
          </table:table-cell>
          <table:table-cell table:style-name="Tabelle28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28.1">
          <table:table-cell table:style-name="Tabelle28.A1" office:value-type="string">
            <text:p text:style-name="P9" loext:marker-style-name="T2"/>
          </table:table-cell>
          <table:table-cell table:style-name="Tabelle28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28.A1" office:value-type="string">
            <text:p text:style-name="P2" loext:marker-style-name="T2"><text:span text:style-name="T2">Dauer:</text:span><text:span text:style-name="T2"/></text:p>
          </table:table-cell>
          <table:table-cell table:style-name="Tabelle28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28.1">
          <table:table-cell table:style-name="Tabelle28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A"/>
        <table:table-row table:style-name="Tabelle29.1">
          <table:table-cell table:style-name="Tabelle29.A1" office:value-type="string">
            <text:p text:style-name="P9" loext:marker-style-name="T2"/>
          </table:table-cell>
          <table:table-cell table:style-name="Tabelle29.A1" office:value-type="string">
            <text:p text:style-name="P2" loext:marker-style-name="T2"><text:span text:style-name="T2">Rang:</text:span><text:span text:style-name="T2"/></text:p>
          </table:table-cell>
          <table:table-cell table:style-name="Tabelle29.A1" office:value-type="string">
            <text:p text:style-name="P2" loext:marker-style-name="T2"><text:span text:style-name="T2">Mana:</text:span><text:span text:style-name="T2"/></text:p>
          </table:table-cell>
          <table:table-cell table:style-name="Tabelle29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29.1">
          <table:table-cell table:style-name="Tabelle29.A1" office:value-type="string">
            <text:p text:style-name="P9" loext:marker-style-name="T2"/>
          </table:table-cell>
          <table:table-cell table:style-name="Tabelle29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29.A1" office:value-type="string">
            <text:p text:style-name="P2" loext:marker-style-name="T2"><text:span text:style-name="T2">Dauer:</text:span><text:span text:style-name="T2"/></text:p>
          </table:table-cell>
          <table:table-cell table:style-name="Tabelle29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29.1">
          <table:table-cell table:style-name="Tabelle29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ext:p text:style-name="P34" loext:marker-style-name="T1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A"/>
        <table:table-row table:style-name="Tabelle30.1">
          <table:table-cell table:style-name="Tabelle30.A1" office:value-type="string">
            <text:p text:style-name="P9" loext:marker-style-name="T2"/>
          </table:table-cell>
          <table:table-cell table:style-name="Tabelle30.A1" office:value-type="string">
            <text:p text:style-name="P2" loext:marker-style-name="T2"><text:span text:style-name="T2">Rang:</text:span><text:span text:style-name="T2"/></text:p>
          </table:table-cell>
          <table:table-cell table:style-name="Tabelle30.A1" office:value-type="string">
            <text:p text:style-name="P2" loext:marker-style-name="T2"><text:span text:style-name="T2">Mana:</text:span><text:span text:style-name="T2"/></text:p>
          </table:table-cell>
          <table:table-cell table:style-name="Tabelle30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0.1">
          <table:table-cell table:style-name="Tabelle30.A1" office:value-type="string">
            <text:p text:style-name="P9" loext:marker-style-name="T2"/>
          </table:table-cell>
          <table:table-cell table:style-name="Tabelle30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0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0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0.1">
          <table:table-cell table:style-name="Tabelle30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A"/>
        <table:table-row table:style-name="Tabelle31.1">
          <table:table-cell table:style-name="Tabelle31.A1" office:value-type="string">
            <text:p text:style-name="P9" loext:marker-style-name="T2"/>
          </table:table-cell>
          <table:table-cell table:style-name="Tabelle31.A1" office:value-type="string">
            <text:p text:style-name="P2" loext:marker-style-name="T2"><text:span text:style-name="T2">Rang:</text:span><text:span text:style-name="T2"/></text:p>
          </table:table-cell>
          <table:table-cell table:style-name="Tabelle31.A1" office:value-type="string">
            <text:p text:style-name="P2" loext:marker-style-name="T2"><text:span text:style-name="T2">Mana:</text:span><text:span text:style-name="T2"/></text:p>
          </table:table-cell>
          <table:table-cell table:style-name="Tabelle31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1.1">
          <table:table-cell table:style-name="Tabelle31.A1" office:value-type="string">
            <text:p text:style-name="P9" loext:marker-style-name="T2"/>
          </table:table-cell>
          <table:table-cell table:style-name="Tabelle31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1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1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1.1">
          <table:table-cell table:style-name="Tabelle31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A"/>
        <table:table-row table:style-name="Tabelle32.1">
          <table:table-cell table:style-name="Tabelle32.A1" office:value-type="string">
            <text:p text:style-name="P9" loext:marker-style-name="T2"/>
          </table:table-cell>
          <table:table-cell table:style-name="Tabelle32.A1" office:value-type="string">
            <text:p text:style-name="P2" loext:marker-style-name="T2"><text:span text:style-name="T2">Rang:</text:span><text:span text:style-name="T2"/></text:p>
          </table:table-cell>
          <table:table-cell table:style-name="Tabelle32.A1" office:value-type="string">
            <text:p text:style-name="P2" loext:marker-style-name="T2"><text:span text:style-name="T2">Mana:</text:span><text:span text:style-name="T2"/></text:p>
          </table:table-cell>
          <table:table-cell table:style-name="Tabelle32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2.1">
          <table:table-cell table:style-name="Tabelle32.A1" office:value-type="string">
            <text:p text:style-name="P9" loext:marker-style-name="T2"/>
          </table:table-cell>
          <table:table-cell table:style-name="Tabelle32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2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2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2.1">
          <table:table-cell table:style-name="Tabelle32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ext:p text:style-name="P36" loext:marker-style-name="T1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A"/>
        <table:table-row table:style-name="Tabelle33.1">
          <table:table-cell table:style-name="Tabelle33.A1" office:value-type="string">
            <text:p text:style-name="P9" loext:marker-style-name="T2"/>
          </table:table-cell>
          <table:table-cell table:style-name="Tabelle33.A1" office:value-type="string">
            <text:p text:style-name="P2" loext:marker-style-name="T2"><text:span text:style-name="T2">Rang:</text:span><text:span text:style-name="T2"/></text:p>
          </table:table-cell>
          <table:table-cell table:style-name="Tabelle33.A1" office:value-type="string">
            <text:p text:style-name="P2" loext:marker-style-name="T2"><text:span text:style-name="T2">Mana:</text:span><text:span text:style-name="T2"/></text:p>
          </table:table-cell>
          <table:table-cell table:style-name="Tabelle33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3.1">
          <table:table-cell table:style-name="Tabelle33.A1" office:value-type="string">
            <text:p text:style-name="P9" loext:marker-style-name="T2"/>
          </table:table-cell>
          <table:table-cell table:style-name="Tabelle33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3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3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3.1">
          <table:table-cell table:style-name="Tabelle33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column table:style-name="Tabelle34.A"/>
        <table:table-row table:style-name="Tabelle34.1">
          <table:table-cell table:style-name="Tabelle34.A1" office:value-type="string">
            <text:p text:style-name="P9" loext:marker-style-name="T2"/>
          </table:table-cell>
          <table:table-cell table:style-name="Tabelle34.A1" office:value-type="string">
            <text:p text:style-name="P2" loext:marker-style-name="T2"><text:span text:style-name="T2">Rang:</text:span><text:span text:style-name="T2"/></text:p>
          </table:table-cell>
          <table:table-cell table:style-name="Tabelle34.A1" office:value-type="string">
            <text:p text:style-name="P2" loext:marker-style-name="T2"><text:span text:style-name="T2">Mana:</text:span><text:span text:style-name="T2"/></text:p>
          </table:table-cell>
          <table:table-cell table:style-name="Tabelle34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4.1">
          <table:table-cell table:style-name="Tabelle34.A1" office:value-type="string">
            <text:p text:style-name="P9" loext:marker-style-name="T2"/>
          </table:table-cell>
          <table:table-cell table:style-name="Tabelle34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4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4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4.1">
          <table:table-cell table:style-name="Tabelle34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column table:style-name="Tabelle35.A"/>
        <table:table-row table:style-name="Tabelle35.1">
          <table:table-cell table:style-name="Tabelle35.A1" office:value-type="string">
            <text:p text:style-name="P9" loext:marker-style-name="T2"/>
          </table:table-cell>
          <table:table-cell table:style-name="Tabelle35.A1" office:value-type="string">
            <text:p text:style-name="P2" loext:marker-style-name="T2"><text:span text:style-name="T2">Rang:</text:span><text:span text:style-name="T2"/></text:p>
          </table:table-cell>
          <table:table-cell table:style-name="Tabelle35.A1" office:value-type="string">
            <text:p text:style-name="P2" loext:marker-style-name="T2"><text:span text:style-name="T2">Mana:</text:span><text:span text:style-name="T2"/></text:p>
          </table:table-cell>
          <table:table-cell table:style-name="Tabelle35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5.1">
          <table:table-cell table:style-name="Tabelle35.A1" office:value-type="string">
            <text:p text:style-name="P9" loext:marker-style-name="T2"/>
          </table:table-cell>
          <table:table-cell table:style-name="Tabelle35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5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5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5.1">
          <table:table-cell table:style-name="Tabelle35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7" loext:marker-style-name="T10"/>
      <text:p text:style-name="P36" loext:marker-style-name="T1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column table:style-name="Tabelle36.A"/>
        <table:table-row table:style-name="Tabelle36.1">
          <table:table-cell table:style-name="Tabelle36.A1" office:value-type="string">
            <text:p text:style-name="P9" loext:marker-style-name="T2"/>
          </table:table-cell>
          <table:table-cell table:style-name="Tabelle36.A1" office:value-type="string">
            <text:p text:style-name="P2" loext:marker-style-name="T2"><text:span text:style-name="T2">Rang:</text:span><text:span text:style-name="T2"/></text:p>
          </table:table-cell>
          <table:table-cell table:style-name="Tabelle36.A1" office:value-type="string">
            <text:p text:style-name="P2" loext:marker-style-name="T2"><text:span text:style-name="T2">Mana:</text:span><text:span text:style-name="T2"/></text:p>
          </table:table-cell>
          <table:table-cell table:style-name="Tabelle36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6.1">
          <table:table-cell table:style-name="Tabelle36.A1" office:value-type="string">
            <text:p text:style-name="P9" loext:marker-style-name="T2"/>
          </table:table-cell>
          <table:table-cell table:style-name="Tabelle36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6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6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6.1">
          <table:table-cell table:style-name="Tabelle36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column table:style-name="Tabelle37.A"/>
        <table:table-row table:style-name="Tabelle37.1">
          <table:table-cell table:style-name="Tabelle37.A1" office:value-type="string">
            <text:p text:style-name="P9" loext:marker-style-name="T2"/>
          </table:table-cell>
          <table:table-cell table:style-name="Tabelle37.A1" office:value-type="string">
            <text:p text:style-name="P2" loext:marker-style-name="T2"><text:span text:style-name="T2">Rang:</text:span><text:span text:style-name="T2"/></text:p>
          </table:table-cell>
          <table:table-cell table:style-name="Tabelle37.A1" office:value-type="string">
            <text:p text:style-name="P2" loext:marker-style-name="T2"><text:span text:style-name="T2">Mana:</text:span><text:span text:style-name="T2"/></text:p>
          </table:table-cell>
          <table:table-cell table:style-name="Tabelle37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7.1">
          <table:table-cell table:style-name="Tabelle37.A1" office:value-type="string">
            <text:p text:style-name="P9" loext:marker-style-name="T2"/>
          </table:table-cell>
          <table:table-cell table:style-name="Tabelle37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7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7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7.1">
          <table:table-cell table:style-name="Tabelle37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3" loext:marker-style-name="T1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A"/>
        <table:table-row table:style-name="Tabelle38.1">
          <table:table-cell table:style-name="Tabelle38.A1" office:value-type="string">
            <text:p text:style-name="P9" loext:marker-style-name="T2"/>
          </table:table-cell>
          <table:table-cell table:style-name="Tabelle38.A1" office:value-type="string">
            <text:p text:style-name="P2" loext:marker-style-name="T2"><text:span text:style-name="T2">Rang:</text:span><text:span text:style-name="T2"/></text:p>
          </table:table-cell>
          <table:table-cell table:style-name="Tabelle38.A1" office:value-type="string">
            <text:p text:style-name="P2" loext:marker-style-name="T2"><text:span text:style-name="T2">Mana:</text:span><text:span text:style-name="T2"/></text:p>
          </table:table-cell>
          <table:table-cell table:style-name="Tabelle38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8.1">
          <table:table-cell table:style-name="Tabelle38.A1" office:value-type="string">
            <text:p text:style-name="P9" loext:marker-style-name="T2"/>
          </table:table-cell>
          <table:table-cell table:style-name="Tabelle38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8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8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8.1">
          <table:table-cell table:style-name="Tabelle38.A1" table:number-columns-spanned="4" office:value-type="string"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  <text:p text:style-name="P9" loext:marker-style-name="T2"/>
          </table:table-cell>
          <table:covered-table-cell/>
          <table:covered-table-cell/>
          <table:covered-table-cell/>
        </table:table-row>
      </table:table>
      <text:p text:style-name="P37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FRM1200" svg:font-family="SFRM1200" style:font-family-generic="roman" style:font-pitch="variable"/>
    <style:font-face style:name="SFRM12001" svg:font-family="SFRM1200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de" fo:country="DE"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Sprechblasentext_20_Zchn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Sprechblasentext_20_Zchn" style:display-name="Sprechblasentext Zchn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de" fo:country="DE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_20__28_WW_29_">
      <style:text-properties fo:language="de" fo:country="DE" style:font-name-asian="Calibri1" style:font-family-asian="Calibri" style:font-family-generic-asian="system" style:font-pitch-asian="variable"/>
    </style:style>
    <style:style style:name="Fußzeile_20_Zchn" style:display-name="Fußzeile Zchn" style:family="text" style:parent-style-name="Default_20_Paragraph_20_Font_20__28_WW_29_">
      <style:text-properties fo:language="de" fo:country="DE" style:font-name-asian="Calibri1" style:font-family-asian="Calibri" style:font-family-generic-asian="system" style:font-pitch-asian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2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  <text:p text:style-name="Footer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lix Seewald</meta:initial-creator>
    <meta:editing-cycles>25</meta:editing-cycles>
    <meta:print-date>2021-08-07T22:27:00</meta:print-date>
    <meta:creation-date>2019-12-08T17:34:00</meta:creation-date>
    <dc:date>2025-01-19T12:53:59.247834132</dc:date>
    <meta:editing-duration>PT3M16S</meta:editing-duration>
    <meta:generator>LibreOffice/24.2.7.2$Linux_X86_64 LibreOffice_project/420$Build-2</meta:generator>
    <meta:document-statistic meta:table-count="38" meta:image-count="0" meta:object-count="0" meta:page-count="11" meta:paragraph-count="304" meta:word-count="347" meta:character-count="2320" meta:non-whitespace-character-count="2262"/>
    <meta:user-defined meta:name="AppVersion">16.0000</meta:user-defined>
    <meta:template xlink:type="simple" xlink:actuate="onRequest" xlink:title="Normal.dotm" xlink:href=""/>
  </office:meta>
</office:document-meta>
</file>